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777ab" officeooo:paragraph-rsid="001777ab" style:font-weight-asian="bold" style:font-weight-complex="bold"/>
    </style:style>
    <style:style style:name="P2" style:family="paragraph" style:parent-style-name="Standard">
      <style:text-properties fo:font-weight="bold" officeooo:rsid="001777ab" officeooo:paragraph-rsid="0041ff3e" style:font-weight-asian="bold" style:font-weight-complex="bold"/>
    </style:style>
    <style:style style:name="P3" style:family="paragraph" style:parent-style-name="Standard">
      <style:paragraph-properties fo:text-align="justify" style:justify-single-word="false"/>
      <style:text-properties fo:font-weight="bold" officeooo:rsid="001777ab" officeooo:paragraph-rsid="0048a335" style:font-weight-asian="bold" style:font-weight-complex="bold"/>
    </style:style>
    <style:style style:name="P4" style:family="paragraph" style:parent-style-name="Standard">
      <style:paragraph-properties fo:text-align="justify" style:justify-single-word="false"/>
      <style:text-properties fo:font-weight="bold" officeooo:rsid="001777ab" officeooo:paragraph-rsid="004bb4c0" style:font-weight-asian="bold" style:font-weight-complex="bold"/>
    </style:style>
    <style:style style:name="P5" style:family="paragraph" style:parent-style-name="Standard">
      <style:paragraph-properties fo:text-align="justify" style:justify-single-word="false"/>
      <style:text-properties fo:font-weight="bold" officeooo:rsid="001777ab" officeooo:paragraph-rsid="005130d9" style:font-weight-asian="bold" style:font-weight-complex="bold"/>
    </style:style>
    <style:style style:name="P6" style:family="paragraph" style:parent-style-name="Standard">
      <style:paragraph-properties fo:text-align="justify" style:justify-single-word="false"/>
      <style:text-properties fo:font-weight="bold" officeooo:rsid="001777ab" officeooo:paragraph-rsid="00566005" style:font-weight-asian="bold" style:font-weight-complex="bold"/>
    </style:style>
    <style:style style:name="P7" style:family="paragraph" style:parent-style-name="Standard">
      <style:text-properties fo:font-weight="bold" officeooo:rsid="001777ab" officeooo:paragraph-rsid="00586273" style:font-weight-asian="bold" style:font-weight-complex="bold"/>
    </style:style>
    <style:style style:name="P8" style:family="paragraph" style:parent-style-name="Standard">
      <style:text-properties fo:font-weight="bold" officeooo:rsid="001777ab" officeooo:paragraph-rsid="005fae2b" style:font-weight-asian="bold" style:font-weight-complex="bold"/>
    </style:style>
    <style:style style:name="P9" style:family="paragraph" style:parent-style-name="Standard">
      <style:text-properties fo:font-weight="bold" officeooo:rsid="001777ab" officeooo:paragraph-rsid="00650074" style:font-weight-asian="bold" style:font-weight-complex="bold"/>
    </style:style>
    <style:style style:name="P10" style:family="paragraph" style:parent-style-name="Standard">
      <style:paragraph-properties fo:text-align="justify" style:justify-single-word="false"/>
      <style:text-properties fo:font-weight="bold" officeooo:rsid="001b4449" officeooo:paragraph-rsid="001b4449" style:font-weight-asian="bold" style:font-weight-complex="bold"/>
    </style:style>
    <style:style style:name="P11" style:family="paragraph" style:parent-style-name="Standard">
      <style:paragraph-properties fo:text-align="justify" style:justify-single-word="false"/>
      <style:text-properties fo:font-weight="bold" officeooo:rsid="001b4449" officeooo:paragraph-rsid="0025384c" style:font-weight-asian="bold" style:font-weight-complex="bold"/>
    </style:style>
    <style:style style:name="P12" style:family="paragraph" style:parent-style-name="Standard">
      <style:text-properties fo:font-weight="bold" officeooo:rsid="0029f336" officeooo:paragraph-rsid="0029f336" style:font-weight-asian="bold" style:font-weight-complex="bold"/>
    </style:style>
    <style:style style:name="P13" style:family="paragraph" style:parent-style-name="Standard">
      <style:text-properties fo:font-weight="bold" officeooo:rsid="0029f336" officeooo:paragraph-rsid="002afaf1" style:font-weight-asian="bold" style:font-weight-complex="bold"/>
    </style:style>
    <style:style style:name="P14" style:family="paragraph" style:parent-style-name="Standard">
      <style:text-properties fo:font-weight="bold" officeooo:rsid="0029f336" officeooo:paragraph-rsid="00350f7a" style:font-weight-asian="bold" style:font-weight-complex="bold"/>
    </style:style>
    <style:style style:name="P15" style:family="paragraph" style:parent-style-name="Standard">
      <style:text-properties fo:font-weight="bold" officeooo:rsid="003ab3b7" officeooo:paragraph-rsid="003ab3b7" style:font-weight-asian="bold" style:font-weight-complex="bold"/>
    </style:style>
    <style:style style:name="P16" style:family="paragraph" style:parent-style-name="Standard">
      <style:text-properties fo:font-weight="bold" officeooo:rsid="003d9cab" officeooo:paragraph-rsid="003d9cab" style:font-weight-asian="bold" style:font-weight-complex="bold"/>
    </style:style>
    <style:style style:name="P17" style:family="paragraph" style:parent-style-name="Standard">
      <style:paragraph-properties fo:text-align="center" style:justify-single-word="false"/>
      <style:text-properties fo:font-weight="bold" officeooo:rsid="0058e374" officeooo:paragraph-rsid="0017c5dd" fo:background-color="transparent" style:font-weight-asian="bold" style:font-weight-complex="bold"/>
    </style:style>
    <style:style style:name="P18" style:family="paragraph" style:parent-style-name="Standard">
      <style:paragraph-properties fo:text-align="justify" style:justify-single-word="false"/>
      <style:text-properties officeooo:rsid="001777ab" officeooo:paragraph-rsid="001777ab"/>
    </style:style>
    <style:style style:name="P19" style:family="paragraph" style:parent-style-name="Standard">
      <style:paragraph-properties fo:text-align="justify" style:justify-single-word="false"/>
      <style:text-properties officeooo:rsid="001823b7" officeooo:paragraph-rsid="001823b7"/>
    </style:style>
    <style:style style:name="P20" style:family="paragraph" style:parent-style-name="Standard">
      <style:paragraph-properties fo:text-align="justify" style:justify-single-word="false"/>
      <style:text-properties officeooo:paragraph-rsid="001823b7"/>
    </style:style>
    <style:style style:name="P21" style:family="paragraph" style:parent-style-name="Standard">
      <style:paragraph-properties fo:text-align="justify" style:justify-single-word="false"/>
      <style:text-properties officeooo:paragraph-rsid="001bb635"/>
    </style:style>
    <style:style style:name="P22" style:family="paragraph" style:parent-style-name="Standard">
      <style:paragraph-properties fo:text-align="justify" style:justify-single-word="false"/>
      <style:text-properties officeooo:paragraph-rsid="0020a8ef"/>
    </style:style>
    <style:style style:name="P23" style:family="paragraph" style:parent-style-name="Standard">
      <style:paragraph-properties fo:text-align="justify" style:justify-single-word="false"/>
      <style:text-properties officeooo:paragraph-rsid="00220e95"/>
    </style:style>
    <style:style style:name="P24" style:family="paragraph" style:parent-style-name="Standard">
      <style:paragraph-properties fo:text-align="justify" style:justify-single-word="false"/>
      <style:text-properties officeooo:paragraph-rsid="002364d1"/>
    </style:style>
    <style:style style:name="P25" style:family="paragraph" style:parent-style-name="Standard">
      <style:paragraph-properties fo:text-align="justify" style:justify-single-word="false"/>
      <style:text-properties officeooo:paragraph-rsid="00240109"/>
    </style:style>
    <style:style style:name="P26" style:family="paragraph" style:parent-style-name="Standard">
      <style:paragraph-properties fo:text-align="justify" style:justify-single-word="false"/>
      <style:text-properties officeooo:paragraph-rsid="0027f72b"/>
    </style:style>
    <style:style style:name="P27" style:family="paragraph" style:parent-style-name="Standard">
      <style:paragraph-properties fo:text-align="justify" style:justify-single-word="false"/>
      <style:text-properties officeooo:paragraph-rsid="002928a8"/>
    </style:style>
    <style:style style:name="P28" style:family="paragraph" style:parent-style-name="Standard">
      <style:paragraph-properties fo:text-align="justify" style:justify-single-word="false"/>
      <style:text-properties officeooo:paragraph-rsid="00296a84"/>
    </style:style>
    <style:style style:name="P29" style:family="paragraph" style:parent-style-name="Standard">
      <style:paragraph-properties fo:text-align="justify" style:justify-single-word="false"/>
      <style:text-properties officeooo:paragraph-rsid="0029f336"/>
    </style:style>
    <style:style style:name="P30" style:family="paragraph" style:parent-style-name="Standard">
      <style:paragraph-properties fo:text-align="justify" style:justify-single-word="false"/>
      <style:text-properties officeooo:paragraph-rsid="0036775d"/>
    </style:style>
    <style:style style:name="P31" style:family="paragraph" style:parent-style-name="Standard">
      <style:paragraph-properties fo:text-align="justify" style:justify-single-word="false"/>
      <style:text-properties officeooo:paragraph-rsid="0038babd"/>
    </style:style>
    <style:style style:name="P32" style:family="paragraph" style:parent-style-name="Standard">
      <style:paragraph-properties fo:text-align="justify" style:justify-single-word="false"/>
      <style:text-properties officeooo:paragraph-rsid="0038dbfd"/>
    </style:style>
    <style:style style:name="P33" style:family="paragraph" style:parent-style-name="Standard">
      <style:paragraph-properties fo:text-align="justify" style:justify-single-word="false"/>
      <style:text-properties officeooo:paragraph-rsid="003d9cab"/>
    </style:style>
    <style:style style:name="P34" style:family="paragraph" style:parent-style-name="Standard">
      <style:paragraph-properties fo:text-align="justify" style:justify-single-word="false"/>
      <style:text-properties officeooo:paragraph-rsid="004351ab"/>
    </style:style>
    <style:style style:name="P35" style:family="paragraph" style:parent-style-name="Standard">
      <style:paragraph-properties fo:text-align="justify" style:justify-single-word="false"/>
      <style:text-properties officeooo:paragraph-rsid="0043d394"/>
    </style:style>
    <style:style style:name="P36" style:family="paragraph" style:parent-style-name="Standard">
      <style:paragraph-properties fo:text-align="justify" style:justify-single-word="false"/>
      <style:text-properties officeooo:paragraph-rsid="004bb4c0"/>
    </style:style>
    <style:style style:name="P37" style:family="paragraph" style:parent-style-name="Standard">
      <style:paragraph-properties fo:text-align="justify" style:justify-single-word="false"/>
      <style:text-properties officeooo:paragraph-rsid="005130d9"/>
    </style:style>
    <style:style style:name="P38" style:family="paragraph" style:parent-style-name="Standard">
      <style:paragraph-properties fo:text-align="justify" style:justify-single-word="false"/>
      <style:text-properties officeooo:paragraph-rsid="0053c05e"/>
    </style:style>
    <style:style style:name="P39" style:family="paragraph" style:parent-style-name="Standard">
      <style:paragraph-properties fo:text-align="justify" style:justify-single-word="false"/>
      <style:text-properties officeooo:paragraph-rsid="00548e4d"/>
    </style:style>
    <style:style style:name="P40" style:family="paragraph" style:parent-style-name="Standard">
      <style:paragraph-properties fo:text-align="justify" style:justify-single-word="false"/>
      <style:text-properties officeooo:paragraph-rsid="00566005"/>
    </style:style>
    <style:style style:name="P41" style:family="paragraph" style:parent-style-name="Standard">
      <style:paragraph-properties fo:text-align="justify" style:justify-single-word="false"/>
      <style:text-properties officeooo:paragraph-rsid="0059624d"/>
    </style:style>
    <style:style style:name="P42" style:family="paragraph" style:parent-style-name="Standard">
      <style:paragraph-properties fo:text-align="justify" style:justify-single-word="false"/>
      <style:text-properties officeooo:paragraph-rsid="005bc048"/>
    </style:style>
    <style:style style:name="P43" style:family="paragraph" style:parent-style-name="Standard">
      <style:paragraph-properties fo:text-align="justify" style:justify-single-word="false"/>
      <style:text-properties officeooo:paragraph-rsid="005fae2b"/>
    </style:style>
    <style:style style:name="P44" style:family="paragraph" style:parent-style-name="Standard">
      <style:paragraph-properties fo:text-align="justify" style:justify-single-word="false"/>
      <style:text-properties officeooo:paragraph-rsid="00602de4"/>
    </style:style>
    <style:style style:name="P45" style:family="paragraph" style:parent-style-name="Standard">
      <style:paragraph-properties fo:text-align="justify" style:justify-single-word="false"/>
      <style:text-properties officeooo:paragraph-rsid="00623999"/>
    </style:style>
    <style:style style:name="P46" style:family="paragraph" style:parent-style-name="Standard">
      <style:paragraph-properties fo:text-align="justify" style:justify-single-word="false"/>
      <style:text-properties officeooo:rsid="001da88a" officeooo:paragraph-rsid="001777ab"/>
    </style:style>
    <style:style style:name="P47" style:family="paragraph" style:parent-style-name="Standard">
      <style:paragraph-properties fo:text-align="justify" style:justify-single-word="false"/>
      <style:text-properties officeooo:rsid="001da88a" officeooo:paragraph-rsid="00296a84"/>
    </style:style>
    <style:style style:name="P48" style:family="paragraph" style:parent-style-name="Standard">
      <style:paragraph-properties fo:text-align="justify" style:justify-single-word="false"/>
      <style:text-properties officeooo:rsid="001da88a" officeooo:paragraph-rsid="002afaf1"/>
    </style:style>
    <style:style style:name="P49" style:family="paragraph" style:parent-style-name="Standard">
      <style:paragraph-properties fo:text-align="justify" style:justify-single-word="false"/>
      <style:text-properties officeooo:rsid="001da88a" officeooo:paragraph-rsid="0032bcc6"/>
    </style:style>
    <style:style style:name="P50" style:family="paragraph" style:parent-style-name="Standard">
      <style:paragraph-properties fo:text-align="justify" style:justify-single-word="false"/>
      <style:text-properties officeooo:rsid="001da88a" officeooo:paragraph-rsid="00350f7a"/>
    </style:style>
    <style:style style:name="P51" style:family="paragraph" style:parent-style-name="Standard">
      <style:paragraph-properties fo:text-align="justify" style:justify-single-word="false"/>
      <style:text-properties officeooo:rsid="001da88a" officeooo:paragraph-rsid="0038dbfd"/>
    </style:style>
    <style:style style:name="P52" style:family="paragraph" style:parent-style-name="Standard">
      <style:paragraph-properties fo:text-align="justify" style:justify-single-word="false"/>
      <style:text-properties officeooo:rsid="001da88a" officeooo:paragraph-rsid="003d9cab"/>
    </style:style>
    <style:style style:name="P53" style:family="paragraph" style:parent-style-name="Standard">
      <style:paragraph-properties fo:text-align="justify" style:justify-single-word="false"/>
      <style:text-properties officeooo:rsid="001da88a" officeooo:paragraph-rsid="0041ff3e"/>
    </style:style>
    <style:style style:name="P54" style:family="paragraph" style:parent-style-name="Standard">
      <style:paragraph-properties fo:text-align="justify" style:justify-single-word="false"/>
      <style:text-properties officeooo:rsid="001da88a" officeooo:paragraph-rsid="0043d394"/>
    </style:style>
    <style:style style:name="P55" style:family="paragraph" style:parent-style-name="Standard">
      <style:paragraph-properties fo:text-align="justify" style:justify-single-word="false"/>
      <style:text-properties officeooo:rsid="001da88a" officeooo:paragraph-rsid="004bb4c0"/>
    </style:style>
    <style:style style:name="P56" style:family="paragraph" style:parent-style-name="Standard">
      <style:paragraph-properties fo:text-align="justify" style:justify-single-word="false"/>
      <style:text-properties officeooo:rsid="001da88a" officeooo:paragraph-rsid="005130d9"/>
    </style:style>
    <style:style style:name="P57" style:family="paragraph" style:parent-style-name="Standard">
      <style:paragraph-properties fo:text-align="justify" style:justify-single-word="false"/>
      <style:text-properties officeooo:rsid="001da88a" officeooo:paragraph-rsid="00566005"/>
    </style:style>
    <style:style style:name="P58" style:family="paragraph" style:parent-style-name="Standard">
      <style:paragraph-properties fo:text-align="justify" style:justify-single-word="false"/>
      <style:text-properties officeooo:rsid="001da88a" officeooo:paragraph-rsid="00586273"/>
    </style:style>
    <style:style style:name="P59" style:family="paragraph" style:parent-style-name="Standard">
      <style:paragraph-properties fo:text-align="justify" style:justify-single-word="false"/>
      <style:text-properties officeooo:rsid="001da88a" officeooo:paragraph-rsid="005d15c4"/>
    </style:style>
    <style:style style:name="P60" style:family="paragraph" style:parent-style-name="Standard">
      <style:paragraph-properties fo:text-align="justify" style:justify-single-word="false"/>
      <style:text-properties officeooo:rsid="001da88a" officeooo:paragraph-rsid="005e4b04"/>
    </style:style>
    <style:style style:name="P61" style:family="paragraph" style:parent-style-name="Standard">
      <style:paragraph-properties fo:text-align="justify" style:justify-single-word="false"/>
      <style:text-properties officeooo:rsid="001da88a" officeooo:paragraph-rsid="005fae2b"/>
    </style:style>
    <style:style style:name="P62" style:family="paragraph" style:parent-style-name="Standard">
      <style:paragraph-properties fo:text-align="justify" style:justify-single-word="false"/>
      <style:text-properties officeooo:rsid="001da88a" officeooo:paragraph-rsid="00623999"/>
    </style:style>
    <style:style style:name="P63" style:family="paragraph" style:parent-style-name="Standard">
      <style:paragraph-properties fo:text-align="justify" style:justify-single-word="false"/>
      <style:text-properties fo:font-weight="normal" officeooo:rsid="001ee1bf" officeooo:paragraph-rsid="001777ab" style:font-weight-asian="normal" style:font-weight-complex="normal"/>
    </style:style>
    <style:style style:name="P64" style:family="paragraph" style:parent-style-name="Standard">
      <style:paragraph-properties fo:text-align="justify" style:justify-single-word="false"/>
      <style:text-properties fo:font-weight="normal" officeooo:rsid="001ee1bf" officeooo:paragraph-rsid="00220e95" style:font-weight-asian="normal" style:font-weight-complex="normal"/>
    </style:style>
    <style:style style:name="P65" style:family="paragraph" style:parent-style-name="Standard">
      <style:paragraph-properties fo:text-align="justify" style:justify-single-word="false"/>
      <style:text-properties fo:font-weight="normal" officeooo:rsid="001ee1bf" officeooo:paragraph-rsid="002364d1" style:font-weight-asian="normal" style:font-weight-complex="normal"/>
    </style:style>
    <style:style style:name="P66" style:family="paragraph" style:parent-style-name="Standard">
      <style:paragraph-properties fo:text-align="justify" style:justify-single-word="false"/>
      <style:text-properties fo:font-weight="normal" officeooo:rsid="001ee1bf" officeooo:paragraph-rsid="0025384c" style:font-weight-asian="normal" style:font-weight-complex="normal"/>
    </style:style>
    <style:style style:name="P67" style:family="paragraph" style:parent-style-name="Standard">
      <style:paragraph-properties fo:text-align="justify" style:justify-single-word="false"/>
      <style:text-properties fo:font-weight="normal" officeooo:rsid="001ee1bf" officeooo:paragraph-rsid="0026a0f6" style:font-weight-asian="normal" style:font-weight-complex="normal"/>
    </style:style>
    <style:style style:name="P68" style:family="paragraph" style:parent-style-name="Standard">
      <style:paragraph-properties fo:text-align="justify" style:justify-single-word="false"/>
      <style:text-properties fo:font-weight="normal" officeooo:rsid="001ee1bf" officeooo:paragraph-rsid="00296a84" style:font-weight-asian="normal" style:font-weight-complex="normal"/>
    </style:style>
    <style:style style:name="P69" style:family="paragraph" style:parent-style-name="Standard">
      <style:paragraph-properties fo:text-align="justify" style:justify-single-word="false"/>
      <style:text-properties fo:font-weight="normal" officeooo:rsid="001ee1bf" officeooo:paragraph-rsid="002afaf1" style:font-weight-asian="normal" style:font-weight-complex="normal"/>
    </style:style>
    <style:style style:name="P70" style:family="paragraph" style:parent-style-name="Standard">
      <style:paragraph-properties fo:text-align="justify" style:justify-single-word="false"/>
      <style:text-properties fo:font-weight="normal" officeooo:rsid="001ee1bf" officeooo:paragraph-rsid="0032bcc6" style:font-weight-asian="normal" style:font-weight-complex="normal"/>
    </style:style>
    <style:style style:name="P71" style:family="paragraph" style:parent-style-name="Standard">
      <style:paragraph-properties fo:text-align="justify" style:justify-single-word="false"/>
      <style:text-properties fo:font-weight="normal" officeooo:rsid="001ee1bf" officeooo:paragraph-rsid="0038dbfd" style:font-weight-asian="normal" style:font-weight-complex="normal"/>
    </style:style>
    <style:style style:name="P72" style:family="paragraph" style:parent-style-name="Standard">
      <style:paragraph-properties fo:text-align="justify" style:justify-single-word="false"/>
      <style:text-properties fo:font-weight="normal" officeooo:rsid="001ee1bf" officeooo:paragraph-rsid="003d9cab" style:font-weight-asian="normal" style:font-weight-complex="normal"/>
    </style:style>
    <style:style style:name="P73" style:family="paragraph" style:parent-style-name="Standard">
      <style:paragraph-properties fo:text-align="justify" style:justify-single-word="false"/>
      <style:text-properties fo:font-weight="normal" officeooo:rsid="001ee1bf" officeooo:paragraph-rsid="0041ff3e" style:font-weight-asian="normal" style:font-weight-complex="normal"/>
    </style:style>
    <style:style style:name="P74" style:family="paragraph" style:parent-style-name="Standard">
      <style:paragraph-properties fo:text-align="justify" style:justify-single-word="false"/>
      <style:text-properties fo:font-weight="normal" officeooo:rsid="001ee1bf" officeooo:paragraph-rsid="005d15c4" style:font-weight-asian="normal" style:font-weight-complex="normal"/>
    </style:style>
    <style:style style:name="P75" style:family="paragraph" style:parent-style-name="Standard">
      <style:paragraph-properties fo:text-align="justify" style:justify-single-word="false"/>
      <style:text-properties fo:font-weight="normal" officeooo:rsid="001b4449" officeooo:paragraph-rsid="001b4449" style:font-weight-asian="normal" style:font-weight-complex="normal"/>
    </style:style>
    <style:style style:name="P76" style:family="paragraph" style:parent-style-name="Standard">
      <style:paragraph-properties fo:text-align="justify" style:justify-single-word="false"/>
      <style:text-properties fo:font-weight="normal" officeooo:rsid="004bb4c0" officeooo:paragraph-rsid="004bb4c0" style:font-weight-asian="normal" style:font-weight-complex="normal"/>
    </style:style>
    <style:style style:name="P77" style:family="paragraph" style:parent-style-name="Standard">
      <style:text-properties fo:font-weight="normal" officeooo:rsid="001777ab" officeooo:paragraph-rsid="001777ab" fo:background-color="#ffff00" style:font-weight-asian="normal" style:font-weight-complex="normal"/>
    </style:style>
    <style:style style:name="P78" style:family="paragraph" style:parent-style-name="Standard">
      <style:text-properties fo:font-weight="normal" officeooo:rsid="001777ab" officeooo:paragraph-rsid="00296a84" fo:background-color="#ffff00" style:font-weight-asian="normal" style:font-weight-complex="normal"/>
    </style:style>
    <style:style style:name="P79" style:family="paragraph" style:parent-style-name="Standard">
      <style:text-properties fo:font-weight="normal" officeooo:rsid="001777ab" officeooo:paragraph-rsid="0041ff3e" fo:background-color="#ffff00" style:font-weight-asian="normal" style:font-weight-complex="normal"/>
    </style:style>
    <style:style style:name="P80" style:family="paragraph" style:parent-style-name="Standard">
      <style:text-properties fo:font-weight="normal" officeooo:rsid="001777ab" officeooo:paragraph-rsid="00586273" fo:background-color="#ffff00" style:font-weight-asian="normal" style:font-weight-complex="normal"/>
    </style:style>
    <style:style style:name="P81" style:family="paragraph" style:parent-style-name="Standard">
      <style:paragraph-properties fo:text-align="justify" style:justify-single-word="false"/>
      <style:text-properties fo:font-weight="normal" officeooo:rsid="001ee1bf" officeooo:paragraph-rsid="0041ff3e" fo:background-color="transparent" style:font-weight-asian="normal" style:font-weight-complex="normal"/>
    </style:style>
    <style:style style:name="P82" style:family="paragraph" style:parent-style-name="Standard">
      <style:paragraph-properties fo:text-align="justify" style:justify-single-word="false"/>
      <style:text-properties fo:font-weight="normal" officeooo:rsid="001ee1bf" officeooo:paragraph-rsid="0043d394" fo:background-color="transparent" style:font-weight-asian="normal" style:font-weight-complex="normal"/>
    </style:style>
    <style:style style:name="P83" style:family="paragraph" style:parent-style-name="Standard">
      <style:paragraph-properties fo:text-align="justify" style:justify-single-word="false"/>
      <style:text-properties fo:font-weight="normal" officeooo:rsid="001ee1bf" officeooo:paragraph-rsid="004bb4c0" fo:background-color="transparent" style:font-weight-asian="normal" style:font-weight-complex="normal"/>
    </style:style>
    <style:style style:name="P84" style:family="paragraph" style:parent-style-name="Standard">
      <style:paragraph-properties fo:text-align="justify" style:justify-single-word="false"/>
      <style:text-properties fo:font-weight="normal" officeooo:rsid="001ee1bf" officeooo:paragraph-rsid="005130d9" fo:background-color="transparent" style:font-weight-asian="normal" style:font-weight-complex="normal"/>
    </style:style>
    <style:style style:name="P85" style:family="paragraph" style:parent-style-name="Standard">
      <style:paragraph-properties fo:text-align="justify" style:justify-single-word="false"/>
      <style:text-properties fo:font-weight="normal" officeooo:rsid="001ee1bf" officeooo:paragraph-rsid="00566005" fo:background-color="transparent" style:font-weight-asian="normal" style:font-weight-complex="normal"/>
    </style:style>
    <style:style style:name="P86" style:family="paragraph" style:parent-style-name="Standard">
      <style:paragraph-properties fo:text-align="justify" style:justify-single-word="false"/>
      <style:text-properties fo:font-weight="normal" officeooo:rsid="001ee1bf" officeooo:paragraph-rsid="00586273" fo:background-color="transparent" style:font-weight-asian="normal" style:font-weight-complex="normal"/>
    </style:style>
    <style:style style:name="P87" style:family="paragraph" style:parent-style-name="Standard">
      <style:paragraph-properties fo:text-align="justify" style:justify-single-word="false"/>
      <style:text-properties fo:font-weight="normal" officeooo:rsid="001ee1bf" officeooo:paragraph-rsid="005e4b04" fo:background-color="transparent" style:font-weight-asian="normal" style:font-weight-complex="normal"/>
    </style:style>
    <style:style style:name="P88" style:family="paragraph" style:parent-style-name="Standard">
      <style:paragraph-properties fo:text-align="justify" style:justify-single-word="false"/>
      <style:text-properties fo:font-weight="normal" officeooo:rsid="001ee1bf" officeooo:paragraph-rsid="005fae2b" fo:background-color="transparent" style:font-weight-asian="normal" style:font-weight-complex="normal"/>
    </style:style>
    <style:style style:name="P89" style:family="paragraph" style:parent-style-name="Standard">
      <style:paragraph-properties fo:text-align="justify" style:justify-single-word="false"/>
      <style:text-properties fo:language="en" fo:country="US" fo:font-weight="normal" officeooo:rsid="001ee1bf" officeooo:paragraph-rsid="001b4449" style:font-weight-asian="normal" style:font-weight-complex="normal"/>
    </style:style>
    <style:style style:name="P90" style:family="paragraph" style:parent-style-name="Standard">
      <style:paragraph-properties fo:text-align="justify" style:justify-single-word="false"/>
      <style:text-properties fo:language="en" fo:country="US" fo:font-weight="normal" officeooo:rsid="001ee1bf" officeooo:paragraph-rsid="00211dcd" style:font-weight-asian="normal" style:font-weight-complex="normal"/>
    </style:style>
    <style:style style:name="P91" style:family="paragraph" style:parent-style-name="Standard">
      <style:paragraph-properties fo:text-align="justify" style:justify-single-word="false"/>
      <style:text-properties fo:language="en" fo:country="US" fo:font-weight="normal" officeooo:rsid="001ee1bf" officeooo:paragraph-rsid="002364d1" style:font-weight-asian="normal" style:font-weight-complex="normal"/>
    </style:style>
    <style:style style:name="P92" style:family="paragraph" style:parent-style-name="Standard">
      <style:paragraph-properties fo:text-align="justify" style:justify-single-word="false"/>
      <style:text-properties fo:language="en" fo:country="US" fo:font-weight="normal" officeooo:rsid="001ee1bf" officeooo:paragraph-rsid="0025384c" style:font-weight-asian="normal" style:font-weight-complex="normal"/>
    </style:style>
    <style:style style:name="P93" style:family="paragraph" style:parent-style-name="Standard">
      <style:paragraph-properties fo:text-align="justify" style:justify-single-word="false"/>
      <style:text-properties fo:language="en" fo:country="US" fo:font-weight="normal" officeooo:rsid="00240109" officeooo:paragraph-rsid="00240109" style:font-weight-asian="normal" style:font-weight-complex="normal"/>
    </style:style>
    <style:style style:name="P94" style:family="paragraph" style:parent-style-name="Standard">
      <style:paragraph-properties fo:text-align="justify" style:justify-single-word="false"/>
      <style:text-properties fo:language="en" fo:country="US" fo:font-weight="normal" officeooo:rsid="001da88a" officeooo:paragraph-rsid="001bb635" style:font-weight-asian="normal" style:font-weight-complex="normal"/>
    </style:style>
    <style:style style:name="P95" style:family="paragraph" style:parent-style-name="Standard">
      <style:paragraph-properties fo:text-align="justify" style:justify-single-word="false"/>
      <style:text-properties fo:language="en" fo:country="US" fo:font-weight="normal" officeooo:rsid="001da88a" officeooo:paragraph-rsid="0020a8ef" style:font-weight-asian="normal" style:font-weight-complex="normal"/>
    </style:style>
    <style:style style:name="P96" style:family="paragraph" style:parent-style-name="Standard">
      <style:paragraph-properties fo:text-align="justify" style:justify-single-word="false"/>
      <style:text-properties fo:language="en" fo:country="US" fo:font-weight="normal" officeooo:rsid="001da88a" officeooo:paragraph-rsid="002364d1" style:font-weight-asian="normal" style:font-weight-complex="normal"/>
    </style:style>
    <style:style style:name="P97" style:family="paragraph" style:parent-style-name="Standard">
      <style:paragraph-properties fo:text-align="justify" style:justify-single-word="false"/>
      <style:text-properties fo:language="en" fo:country="US" fo:font-weight="normal" officeooo:rsid="001da88a" officeooo:paragraph-rsid="0025384c" style:font-weight-asian="normal" style:font-weight-complex="normal"/>
    </style:style>
    <style:style style:name="P98" style:family="paragraph" style:parent-style-name="Standard">
      <style:paragraph-properties fo:text-align="justify" style:justify-single-word="false"/>
      <style:text-properties fo:language="en" fo:country="US" fo:font-weight="bold" officeooo:rsid="001ee1bf" officeooo:paragraph-rsid="001b4449" style:font-weight-asian="bold" style:font-weight-complex="bold"/>
    </style:style>
    <style:style style:name="P99" style:family="paragraph" style:parent-style-name="Standard">
      <style:paragraph-properties fo:text-align="justify" style:justify-single-word="false"/>
      <style:text-properties fo:language="en" fo:country="US" fo:font-weight="bold" officeooo:rsid="0020a8ef" officeooo:paragraph-rsid="0020a8ef" style:font-weight-asian="bold" style:font-weight-complex="bold"/>
    </style:style>
    <style:style style:name="P100" style:family="paragraph" style:parent-style-name="Standard">
      <style:paragraph-properties fo:text-align="justify" style:justify-single-word="false"/>
      <style:text-properties fo:language="en" fo:country="US" fo:font-weight="bold" officeooo:rsid="0020a8ef" officeooo:paragraph-rsid="002364d1" style:font-weight-asian="bold" style:font-weight-complex="bold"/>
    </style:style>
    <style:style style:name="P101" style:family="paragraph" style:parent-style-name="Standard">
      <style:paragraph-properties fo:text-align="justify" style:justify-single-word="false"/>
      <style:text-properties fo:language="en" fo:country="US" fo:font-weight="bold" officeooo:rsid="0027f72b" officeooo:paragraph-rsid="0027f72b" style:font-weight-asian="bold" style:font-weight-complex="bold"/>
    </style:style>
    <style:style style:name="P102" style:family="paragraph" style:parent-style-name="Standard">
      <style:paragraph-properties fo:text-align="justify" style:justify-single-word="false"/>
      <style:text-properties fo:language="en" fo:country="US" officeooo:rsid="0036775d" officeooo:paragraph-rsid="0036775d"/>
    </style:style>
    <style:style style:name="P103" style:family="paragraph" style:parent-style-name="Standard">
      <style:paragraph-properties fo:text-align="justify" style:justify-single-word="false"/>
      <style:text-properties style:font-name="Liberation Serif" fo:language="en" fo:country="US" fo:font-weight="normal" officeooo:rsid="001ee1bf" officeooo:paragraph-rsid="001b4449" style:font-weight-asian="normal" style:font-weight-complex="normal"/>
    </style:style>
    <style:style style:name="P104" style:family="paragraph" style:parent-style-name="Standard">
      <style:paragraph-properties fo:text-align="justify" style:justify-single-word="false"/>
      <style:text-properties style:font-name="Liberation Serif" fo:language="en" fo:country="US" fo:font-weight="normal" officeooo:rsid="001ee1bf" officeooo:paragraph-rsid="001bb635" style:font-weight-asian="normal" style:font-weight-complex="normal"/>
    </style:style>
    <style:style style:name="P105" style:family="paragraph" style:parent-style-name="Standard">
      <style:paragraph-properties fo:text-align="justify" style:justify-single-word="false"/>
      <style:text-properties style:font-name="Liberation Serif" fo:language="en" fo:country="US" fo:font-weight="normal" officeooo:rsid="001da88a" officeooo:paragraph-rsid="00211dcd" style:font-weight-asian="normal" style:font-weight-complex="normal"/>
    </style:style>
    <style:style style:name="P106" style:family="paragraph" style:parent-style-name="Standard">
      <style:paragraph-properties fo:text-align="justify" style:justify-single-word="false"/>
      <style:text-properties style:font-name="Liberation Serif" fo:language="en" fo:country="US" fo:font-weight="normal" officeooo:rsid="001da88a" officeooo:paragraph-rsid="002364d1" style:font-weight-asian="normal" style:font-weight-complex="normal"/>
    </style:style>
    <style:style style:name="P107" style:family="paragraph" style:parent-style-name="Standard">
      <style:paragraph-properties fo:text-align="justify" style:justify-single-word="false"/>
      <style:text-properties style:font-name="Liberation Serif" fo:language="en" fo:country="US" fo:font-weight="normal" officeooo:rsid="001da88a" officeooo:paragraph-rsid="0025384c" style:font-weight-asian="normal" style:font-weight-complex="normal"/>
    </style:style>
    <style:style style:name="P108" style:family="paragraph" style:parent-style-name="Standard">
      <style:paragraph-properties fo:text-align="justify" style:justify-single-word="false"/>
      <style:text-properties style:font-name="Liberation Serif" fo:language="en" fo:country="US" fo:font-weight="normal" officeooo:rsid="00220e95" officeooo:paragraph-rsid="00220e95" style:font-weight-asian="normal" style:font-weight-complex="normal"/>
    </style:style>
    <style:style style:name="P109" style:family="paragraph" style:parent-style-name="Standard">
      <style:paragraph-properties fo:text-align="justify" style:justify-single-word="false"/>
      <style:text-properties style:font-name="Liberation Serif" fo:language="en" fo:country="US" fo:font-weight="normal" officeooo:rsid="00240109" officeooo:paragraph-rsid="00240109" style:font-weight-asian="normal" style:font-weight-complex="normal"/>
    </style:style>
    <style:style style:name="P110" style:family="paragraph" style:parent-style-name="Standard">
      <style:paragraph-properties fo:text-align="justify" style:justify-single-word="false"/>
      <style:text-properties style:font-name="Liberation Serif" fo:language="en" fo:country="US" fo:font-weight="normal" officeooo:rsid="0027f72b" officeooo:paragraph-rsid="0027f72b" style:font-weight-asian="normal" style:font-weight-complex="normal"/>
    </style:style>
    <style:style style:name="P111" style:family="paragraph" style:parent-style-name="Standard">
      <style:paragraph-properties fo:text-align="justify" style:justify-single-word="false"/>
      <style:text-properties style:font-name="Liberation Serif" fo:font-size="12pt" fo:language="en" fo:country="US" fo:font-weight="normal" officeooo:rsid="001ee1bf" officeooo:paragraph-rsid="001bb635" style:font-weight-asian="normal" style:font-weight-complex="normal"/>
    </style:style>
    <style:style style:name="P112" style:family="paragraph" style:parent-style-name="Standard">
      <style:paragraph-properties fo:text-align="justify" style:justify-single-word="false"/>
      <style:text-properties style:font-name="Liberation Serif" fo:font-size="12pt" fo:language="en" fo:country="US" fo:font-weight="normal" officeooo:rsid="001d6452" officeooo:paragraph-rsid="001bb635" style:font-weight-asian="normal" style:font-weight-complex="normal"/>
    </style:style>
    <style:style style:name="P113" style:family="paragraph" style:parent-style-name="Standard">
      <style:text-properties officeooo:paragraph-rsid="00296a84"/>
    </style:style>
    <style:style style:name="P114" style:family="paragraph" style:parent-style-name="Standard">
      <style:text-properties officeooo:paragraph-rsid="002afaf1"/>
    </style:style>
    <style:style style:name="P115" style:family="paragraph" style:parent-style-name="Standard">
      <style:paragraph-properties fo:text-align="justify" style:justify-single-word="false"/>
      <style:text-properties officeooo:rsid="002bde1a" officeooo:paragraph-rsid="002d5c1b"/>
    </style:style>
    <style:style style:name="P116" style:family="paragraph" style:parent-style-name="Standard">
      <style:paragraph-properties fo:text-align="justify" style:justify-single-word="false"/>
      <style:text-properties officeooo:rsid="002bde1a" officeooo:paragraph-rsid="002ef5c2"/>
    </style:style>
    <style:style style:name="P117" style:family="paragraph" style:parent-style-name="Standard">
      <style:paragraph-properties fo:text-align="justify" style:justify-single-word="false"/>
      <style:text-properties officeooo:rsid="0031132d" officeooo:paragraph-rsid="0031132d"/>
    </style:style>
    <style:style style:name="P118" style:family="paragraph" style:parent-style-name="Standard">
      <style:text-properties officeooo:paragraph-rsid="0032bcc6"/>
    </style:style>
    <style:style style:name="P119" style:family="paragraph" style:parent-style-name="Standard">
      <style:text-properties officeooo:paragraph-rsid="0038dbfd"/>
    </style:style>
    <style:style style:name="P120" style:family="paragraph" style:parent-style-name="Standard">
      <style:paragraph-properties fo:text-align="justify" style:justify-single-word="false"/>
      <style:text-properties officeooo:rsid="003ab3b7" officeooo:paragraph-rsid="003ab3b7"/>
    </style:style>
    <style:style style:name="P121" style:family="paragraph" style:parent-style-name="Standard">
      <style:paragraph-properties fo:text-align="justify" style:justify-single-word="false"/>
      <style:text-properties officeooo:rsid="003ab3b7" officeooo:paragraph-rsid="003d9cab"/>
    </style:style>
    <style:style style:name="P122" style:family="paragraph" style:parent-style-name="Standard">
      <style:paragraph-properties fo:text-align="justify" style:justify-single-word="false"/>
      <style:text-properties officeooo:rsid="003ab3b7" officeooo:paragraph-rsid="003f5a1f"/>
    </style:style>
    <style:style style:name="P123" style:family="paragraph" style:parent-style-name="Standard">
      <style:text-properties officeooo:paragraph-rsid="003d9cab"/>
    </style:style>
    <style:style style:name="P124" style:family="paragraph" style:parent-style-name="Standard">
      <style:paragraph-properties fo:text-align="justify" style:justify-single-word="false"/>
      <style:text-properties officeooo:rsid="0036775d" officeooo:paragraph-rsid="0036775d"/>
    </style:style>
    <style:style style:name="P125" style:family="paragraph" style:parent-style-name="Standard">
      <style:paragraph-properties fo:text-align="justify" style:justify-single-word="false"/>
      <style:text-properties officeooo:rsid="00401c1e" officeooo:paragraph-rsid="00401c1e"/>
    </style:style>
    <style:style style:name="P126" style:family="paragraph" style:parent-style-name="Standard">
      <style:text-properties officeooo:paragraph-rsid="0041ff3e"/>
    </style:style>
    <style:style style:name="P127" style:family="paragraph" style:parent-style-name="Standard">
      <style:paragraph-properties fo:text-align="justify" style:justify-single-word="false"/>
      <style:text-properties officeooo:rsid="001da88a" officeooo:paragraph-rsid="0041ff3e" fo:background-color="transparent"/>
    </style:style>
    <style:style style:name="P128" style:family="paragraph" style:parent-style-name="Standard">
      <style:paragraph-properties fo:text-align="justify" style:justify-single-word="false"/>
      <style:text-properties officeooo:rsid="001da88a" officeooo:paragraph-rsid="0043d394" fo:background-color="transparent"/>
    </style:style>
    <style:style style:name="P129" style:family="paragraph" style:parent-style-name="Standard">
      <style:paragraph-properties fo:text-align="justify" style:justify-single-word="false"/>
      <style:text-properties officeooo:rsid="001da88a" officeooo:paragraph-rsid="00586273" fo:background-color="transparent"/>
    </style:style>
    <style:style style:name="P130" style:family="paragraph" style:parent-style-name="Standard">
      <style:paragraph-properties fo:text-align="justify" style:justify-single-word="false"/>
      <style:text-properties officeooo:rsid="001da88a" officeooo:paragraph-rsid="005d15c4" fo:background-color="transparent"/>
    </style:style>
    <style:style style:name="P131" style:family="paragraph" style:parent-style-name="Standard">
      <style:paragraph-properties fo:text-align="justify" style:justify-single-word="false"/>
      <style:text-properties officeooo:rsid="001da88a" officeooo:paragraph-rsid="005e4b04" fo:background-color="transparent"/>
    </style:style>
    <style:style style:name="P132" style:family="paragraph" style:parent-style-name="Standard">
      <style:paragraph-properties fo:text-align="justify" style:justify-single-word="false"/>
      <style:text-properties officeooo:rsid="004351ab" officeooo:paragraph-rsid="004351ab"/>
    </style:style>
    <style:style style:name="P133" style:family="paragraph" style:parent-style-name="Standard">
      <style:text-properties officeooo:paragraph-rsid="0043d394"/>
    </style:style>
    <style:style style:name="P134" style:family="paragraph" style:parent-style-name="Standard">
      <style:paragraph-properties fo:text-align="justify" style:justify-single-word="false"/>
      <style:text-properties officeooo:rsid="0045c272" officeooo:paragraph-rsid="0045c272"/>
    </style:style>
    <style:style style:name="P135" style:family="paragraph" style:parent-style-name="Standard">
      <style:text-properties officeooo:paragraph-rsid="004bb4c0"/>
    </style:style>
    <style:style style:name="P136" style:family="paragraph" style:parent-style-name="Standard">
      <style:paragraph-properties fo:text-align="justify" style:justify-single-word="false"/>
      <style:text-properties officeooo:rsid="004d68e1" officeooo:paragraph-rsid="004d68e1"/>
    </style:style>
    <style:style style:name="P137" style:family="paragraph" style:parent-style-name="Standard">
      <style:paragraph-properties fo:text-align="justify" style:justify-single-word="false"/>
      <style:text-properties officeooo:rsid="004d68e1" officeooo:paragraph-rsid="005130d9"/>
    </style:style>
    <style:style style:name="P138" style:family="paragraph" style:parent-style-name="Standard">
      <style:paragraph-properties fo:text-align="justify" style:justify-single-word="false"/>
      <style:text-properties officeooo:rsid="004d68e1" officeooo:paragraph-rsid="00566005"/>
    </style:style>
    <style:style style:name="P139" style:family="paragraph" style:parent-style-name="Standard">
      <style:paragraph-properties fo:text-align="justify" style:justify-single-word="false"/>
      <style:text-properties officeooo:rsid="004f3b98" officeooo:paragraph-rsid="004f3b98"/>
    </style:style>
    <style:style style:name="P140" style:family="paragraph" style:parent-style-name="Standard">
      <style:text-properties officeooo:paragraph-rsid="005130d9"/>
    </style:style>
    <style:style style:name="P141" style:family="paragraph" style:parent-style-name="Standard">
      <style:text-properties officeooo:paragraph-rsid="00566005"/>
    </style:style>
    <style:style style:name="P142" style:family="paragraph" style:parent-style-name="Standard">
      <style:paragraph-properties fo:text-align="justify" style:justify-single-word="false"/>
      <style:text-properties officeooo:rsid="00566d73" officeooo:paragraph-rsid="00566d73"/>
    </style:style>
    <style:style style:name="P143" style:family="paragraph" style:parent-style-name="Standard">
      <style:paragraph-properties fo:text-align="justify" style:justify-single-word="false"/>
      <style:text-properties officeooo:rsid="0056f1b2" officeooo:paragraph-rsid="0056f1b2"/>
    </style:style>
    <style:style style:name="P144" style:family="paragraph" style:parent-style-name="Standard">
      <style:text-properties officeooo:paragraph-rsid="00586273"/>
    </style:style>
    <style:style style:name="P145" style:family="paragraph" style:parent-style-name="Standard">
      <style:paragraph-properties fo:text-align="justify" style:justify-single-word="false"/>
      <style:text-properties officeooo:rsid="0059624d" officeooo:paragraph-rsid="0059624d"/>
    </style:style>
    <style:style style:name="P146" style:family="paragraph" style:parent-style-name="Standard">
      <style:text-properties officeooo:paragraph-rsid="005d15c4"/>
    </style:style>
    <style:style style:name="P147" style:family="paragraph" style:parent-style-name="Standard">
      <style:paragraph-properties fo:text-align="justify" style:justify-single-word="false"/>
      <style:text-properties officeooo:rsid="005d15c4" officeooo:paragraph-rsid="005e4b04"/>
    </style:style>
    <style:style style:name="P148" style:family="paragraph" style:parent-style-name="Standard">
      <style:text-properties officeooo:paragraph-rsid="005e4b04"/>
    </style:style>
    <style:style style:name="P149" style:family="paragraph" style:parent-style-name="Standard">
      <style:text-properties officeooo:paragraph-rsid="005fae2b"/>
    </style:style>
    <style:style style:name="P150" style:family="paragraph" style:parent-style-name="Standard">
      <style:text-properties officeooo:paragraph-rsid="00623999"/>
    </style:style>
    <style:style style:name="P151" style:family="paragraph" style:parent-style-name="Standard">
      <style:paragraph-properties fo:text-align="justify" style:justify-single-word="false"/>
      <style:text-properties officeooo:rsid="0062c335" officeooo:paragraph-rsid="00650074"/>
    </style:style>
    <style:style style:name="P152" style:family="paragraph" style:parent-style-name="Standard">
      <style:paragraph-properties fo:text-align="justify" style:justify-single-word="false"/>
      <style:text-properties officeooo:rsid="0045c272" officeooo:paragraph-rsid="0045c272"/>
    </style:style>
    <style:style style:name="P153" style:family="paragraph" style:parent-style-name="Standard">
      <style:paragraph-properties fo:text-align="justify" style:justify-single-word="false"/>
      <style:text-properties fo:language="en" fo:country="US" officeooo:rsid="0053c05e" officeooo:paragraph-rsid="0053c05e"/>
    </style:style>
    <style:style style:name="P154" style:family="paragraph" style:parent-style-name="Standard">
      <style:paragraph-properties fo:text-align="justify" style:justify-single-word="false"/>
      <style:text-properties fo:language="en" fo:country="US" officeooo:rsid="00548e4d" officeooo:paragraph-rsid="00548e4d"/>
    </style:style>
    <style:style style:name="P155" style:family="paragraph" style:parent-style-name="Standard">
      <style:paragraph-properties fo:text-align="justify" style:justify-single-word="false"/>
      <style:text-properties fo:language="en" fo:country="US" officeooo:rsid="0056f1b2" officeooo:paragraph-rsid="00566d73"/>
    </style:style>
    <style:style style:name="P156" style:family="paragraph" style:parent-style-name="Standard">
      <style:paragraph-properties fo:text-align="justify" style:justify-single-word="false"/>
      <style:text-properties fo:language="en" fo:country="US" officeooo:rsid="0056f1b2" officeooo:paragraph-rsid="0056f1b2"/>
    </style:style>
    <style:style style:name="P157" style:family="paragraph" style:parent-style-name="Standard">
      <style:paragraph-properties fo:text-align="justify" style:justify-single-word="false"/>
      <style:text-properties fo:language="en" fo:country="US" officeooo:rsid="00586273" officeooo:paragraph-rsid="00586273"/>
    </style:style>
    <style:style style:name="P158" style:family="paragraph" style:parent-style-name="Standard">
      <style:paragraph-properties fo:text-align="justify" style:justify-single-word="false"/>
      <style:text-properties fo:language="en" fo:country="US" officeooo:rsid="005d15c4" officeooo:paragraph-rsid="005d15c4"/>
    </style:style>
    <style:style style:name="P159" style:family="paragraph" style:parent-style-name="Standard">
      <style:paragraph-properties fo:text-align="justify" style:justify-single-word="false"/>
      <style:text-properties fo:language="en" fo:country="US" officeooo:rsid="005d43b0" officeooo:paragraph-rsid="005d43b0"/>
    </style:style>
    <style:style style:name="P160" style:family="paragraph" style:parent-style-name="Standard">
      <style:paragraph-properties fo:text-align="justify" style:justify-single-word="false"/>
      <style:text-properties fo:language="en" fo:country="US" officeooo:rsid="005f1c6a" officeooo:paragraph-rsid="005e4b04"/>
    </style:style>
    <style:style style:name="P161" style:family="paragraph" style:parent-style-name="Standard">
      <style:paragraph-properties fo:text-align="justify" style:justify-single-word="false"/>
      <style:text-properties fo:language="en" fo:country="US" officeooo:rsid="005f1c6a" officeooo:paragraph-rsid="005f1c6a"/>
    </style:style>
    <style:style style:name="P162" style:family="paragraph" style:parent-style-name="Standard">
      <style:paragraph-properties fo:text-align="justify" style:justify-single-word="false"/>
      <style:text-properties fo:language="en" fo:country="US" officeooo:rsid="00602568" officeooo:paragraph-rsid="005fae2b"/>
    </style:style>
    <style:style style:name="P163" style:family="paragraph" style:parent-style-name="Standard">
      <style:paragraph-properties fo:text-align="justify" style:justify-single-word="false"/>
      <style:text-properties fo:language="en" fo:country="US" officeooo:rsid="00602de4" officeooo:paragraph-rsid="00602de4"/>
    </style:style>
    <style:style style:name="P164" style:family="paragraph" style:parent-style-name="Standard">
      <style:paragraph-properties fo:text-align="justify" style:justify-single-word="false"/>
      <style:text-properties fo:language="en" fo:country="US" officeooo:rsid="001da88a" officeooo:paragraph-rsid="005fae2b" fo:background-color="transparent"/>
    </style:style>
    <style:style style:name="P165" style:family="paragraph" style:parent-style-name="Standard">
      <style:paragraph-properties fo:text-align="justify" style:justify-single-word="false"/>
      <style:text-properties fo:language="en" fo:country="US" officeooo:rsid="001da88a" officeooo:paragraph-rsid="00623999" fo:background-color="transparent"/>
    </style:style>
    <style:style style:name="P166" style:family="paragraph" style:parent-style-name="Standard">
      <style:paragraph-properties fo:text-align="justify" style:justify-single-word="false"/>
      <style:text-properties fo:language="en" fo:country="US" officeooo:rsid="005e4b04" officeooo:paragraph-rsid="00623999"/>
    </style:style>
    <style:style style:name="P167" style:family="paragraph" style:parent-style-name="Standard">
      <style:paragraph-properties fo:text-align="justify" style:justify-single-word="false"/>
      <style:text-properties fo:language="en" fo:country="US" officeooo:rsid="0062c335" officeooo:paragraph-rsid="0062c335"/>
    </style:style>
    <style:style style:name="P168" style:family="paragraph" style:parent-style-name="Standard">
      <style:paragraph-properties fo:text-align="justify" style:justify-single-word="false"/>
      <style:text-properties fo:language="en" fo:country="US" officeooo:rsid="0062c335" officeooo:paragraph-rsid="00645e5e"/>
    </style:style>
    <style:style style:name="P169" style:family="paragraph" style:parent-style-name="Standard">
      <style:text-properties fo:font-weight="bold" officeooo:rsid="005d15c4" officeooo:paragraph-rsid="005d15c4" style:font-weight-asian="bold" style:font-weight-complex="bold"/>
    </style:style>
    <style:style style:name="P170" style:family="paragraph" style:parent-style-name="Standard">
      <style:text-properties fo:font-weight="bold" officeooo:rsid="005e4b04" officeooo:paragraph-rsid="005e4b04" style:font-weight-asian="bold" style:font-weight-complex="bold"/>
    </style:style>
    <style:style style:name="P171" style:family="paragraph" style:parent-style-name="Standard">
      <style:text-properties fo:font-weight="bold" officeooo:rsid="001777ab" officeooo:paragraph-rsid="0067cf97" style:font-weight-asian="bold" style:font-weight-complex="bold"/>
    </style:style>
    <style:style style:name="P172" style:family="paragraph" style:parent-style-name="Standard">
      <style:text-properties fo:font-weight="bold" officeooo:rsid="001777ab" officeooo:paragraph-rsid="006ae865" style:font-weight-asian="bold" style:font-weight-complex="bold"/>
    </style:style>
    <style:style style:name="P173" style:family="paragraph" style:parent-style-name="Standard">
      <style:text-properties fo:font-weight="bold" officeooo:rsid="001777ab" officeooo:paragraph-rsid="006dfdac" style:font-weight-asian="bold" style:font-weight-complex="bold"/>
    </style:style>
    <style:style style:name="P174" style:family="paragraph" style:parent-style-name="Standard">
      <style:text-properties fo:font-weight="bold" officeooo:rsid="00794987" officeooo:paragraph-rsid="00794987" style:font-weight-asian="bold" style:font-weight-complex="bold"/>
    </style:style>
    <style:style style:name="P175" style:family="paragraph" style:parent-style-name="Standard">
      <style:text-properties fo:font-weight="bold" officeooo:rsid="0079e504" officeooo:paragraph-rsid="0079e504" style:font-weight-asian="bold" style:font-weight-complex="bold"/>
    </style:style>
    <style:style style:name="P176" style:family="paragraph" style:parent-style-name="Standard">
      <style:paragraph-properties fo:text-align="justify" style:justify-single-word="false"/>
      <style:text-properties fo:font-weight="bold" officeooo:rsid="001ee1bf" officeooo:paragraph-rsid="006ae865" fo:background-color="transparent" style:font-weight-asian="bold" style:font-weight-complex="bold"/>
    </style:style>
    <style:style style:name="P177" style:family="paragraph" style:parent-style-name="Standard">
      <style:paragraph-properties fo:text-align="justify" style:justify-single-word="false"/>
      <style:text-properties fo:font-weight="bold" officeooo:rsid="001ee1bf" officeooo:paragraph-rsid="007519b5" fo:background-color="transparent" style:font-weight-asian="bold" style:font-weight-complex="bold"/>
    </style:style>
    <style:style style:name="P178" style:family="paragraph" style:parent-style-name="Standard">
      <style:paragraph-properties fo:text-align="justify" style:justify-single-word="false"/>
      <style:text-properties fo:font-weight="bold" officeooo:rsid="001777ab" officeooo:paragraph-rsid="0079e504" fo:background-color="transparent" style:font-weight-asian="bold" style:font-weight-complex="bold"/>
    </style:style>
    <style:style style:name="P179" style:family="paragraph" style:parent-style-name="Standard">
      <style:paragraph-properties fo:text-align="justify" style:justify-single-word="false"/>
      <style:text-properties fo:font-weight="bold" officeooo:rsid="0082cc50" officeooo:paragraph-rsid="0082cc50" fo:background-color="transparent" style:font-weight-asian="bold" style:font-weight-complex="bold"/>
    </style:style>
    <style:style style:name="P180" style:family="paragraph" style:parent-style-name="Standard">
      <style:paragraph-properties fo:text-align="justify" style:justify-single-word="false"/>
      <style:text-properties fo:font-weight="normal" officeooo:rsid="001ee1bf" officeooo:paragraph-rsid="00623999" fo:background-color="transparent" style:font-weight-asian="normal" style:font-weight-complex="normal"/>
    </style:style>
    <style:style style:name="P181" style:family="paragraph" style:parent-style-name="Standard">
      <style:paragraph-properties fo:text-align="justify" style:justify-single-word="false"/>
      <style:text-properties fo:font-weight="normal" officeooo:rsid="001ee1bf" officeooo:paragraph-rsid="0067cf97" fo:background-color="transparent" style:font-weight-asian="normal" style:font-weight-complex="normal"/>
    </style:style>
    <style:style style:name="P182" style:family="paragraph" style:parent-style-name="Standard">
      <style:paragraph-properties fo:text-align="justify" style:justify-single-word="false"/>
      <style:text-properties fo:font-weight="normal" officeooo:rsid="001ee1bf" officeooo:paragraph-rsid="006ae865" fo:background-color="transparent" style:font-weight-asian="normal" style:font-weight-complex="normal"/>
    </style:style>
    <style:style style:name="P183" style:family="paragraph" style:parent-style-name="Standard">
      <style:paragraph-properties fo:text-align="justify" style:justify-single-word="false"/>
      <style:text-properties fo:font-weight="normal" officeooo:rsid="001ee1bf" officeooo:paragraph-rsid="006dfdac" fo:background-color="transparent" style:font-weight-asian="normal" style:font-weight-complex="normal"/>
    </style:style>
    <style:style style:name="P184" style:family="paragraph" style:parent-style-name="Standard">
      <style:paragraph-properties fo:text-align="justify" style:justify-single-word="false"/>
      <style:text-properties fo:font-weight="normal" officeooo:rsid="001ee1bf" officeooo:paragraph-rsid="0071a590" fo:background-color="transparent" style:font-weight-asian="normal" style:font-weight-complex="normal"/>
    </style:style>
    <style:style style:name="P185" style:family="paragraph" style:parent-style-name="Standard">
      <style:paragraph-properties fo:text-align="justify" style:justify-single-word="false"/>
      <style:text-properties fo:font-weight="normal" officeooo:rsid="001ee1bf" officeooo:paragraph-rsid="007519b5" fo:background-color="transparent" style:font-weight-asian="normal" style:font-weight-complex="normal"/>
    </style:style>
    <style:style style:name="P186" style:family="paragraph" style:parent-style-name="Standard">
      <style:paragraph-properties fo:text-align="justify" style:justify-single-word="false"/>
      <style:text-properties fo:font-weight="normal" officeooo:rsid="001ee1bf" officeooo:paragraph-rsid="00777d0f" fo:background-color="transparent" style:font-weight-asian="normal" style:font-weight-complex="normal"/>
    </style:style>
    <style:style style:name="P187" style:family="paragraph" style:parent-style-name="Standard">
      <style:paragraph-properties fo:text-align="justify" style:justify-single-word="false"/>
      <style:text-properties fo:font-weight="normal" officeooo:rsid="001777ab" officeooo:paragraph-rsid="0079e504" fo:background-color="transparent" style:font-weight-asian="normal" style:font-weight-complex="normal"/>
    </style:style>
    <style:style style:name="P188" style:family="paragraph" style:parent-style-name="Standard">
      <style:paragraph-properties fo:text-align="justify" style:justify-single-word="false"/>
      <style:text-properties fo:font-weight="normal" officeooo:rsid="001777ab" officeooo:paragraph-rsid="007d2952" fo:background-color="transparent" style:font-weight-asian="normal" style:font-weight-complex="normal"/>
    </style:style>
    <style:style style:name="P189" style:family="paragraph" style:parent-style-name="Standard">
      <style:paragraph-properties fo:text-align="justify" style:justify-single-word="false"/>
      <style:text-properties fo:font-weight="normal" officeooo:rsid="001777ab" officeooo:paragraph-rsid="007fdf2c" fo:background-color="transparent" style:font-weight-asian="normal" style:font-weight-complex="normal"/>
    </style:style>
    <style:style style:name="P190" style:family="paragraph" style:parent-style-name="Standard">
      <style:paragraph-properties fo:text-align="justify" style:justify-single-word="false"/>
      <style:text-properties fo:font-weight="normal" officeooo:rsid="001777ab" officeooo:paragraph-rsid="0082cc50" fo:background-color="transparent" style:font-weight-asian="normal" style:font-weight-complex="normal"/>
    </style:style>
    <style:style style:name="P191" style:family="paragraph" style:parent-style-name="Standard">
      <style:text-properties fo:font-weight="normal" officeooo:rsid="001777ab" officeooo:paragraph-rsid="0067cf97" fo:background-color="#ffff00" style:font-weight-asian="normal" style:font-weight-complex="normal"/>
    </style:style>
    <style:style style:name="P192" style:family="paragraph" style:parent-style-name="Standard">
      <style:text-properties fo:font-weight="normal" officeooo:rsid="001777ab" officeooo:paragraph-rsid="00777d0f" fo:background-color="#ffff00" style:font-weight-asian="normal" style:font-weight-complex="normal"/>
    </style:style>
    <style:style style:name="P193" style:family="paragraph" style:parent-style-name="Standard">
      <style:paragraph-properties fo:text-align="justify" style:justify-single-word="false"/>
      <style:text-properties officeooo:rsid="001da88a" officeooo:paragraph-rsid="0067cf97"/>
    </style:style>
    <style:style style:name="P194" style:family="paragraph" style:parent-style-name="Standard">
      <style:paragraph-properties fo:text-align="justify" style:justify-single-word="false"/>
      <style:text-properties officeooo:rsid="001da88a" officeooo:paragraph-rsid="006ae865"/>
    </style:style>
    <style:style style:name="P195" style:family="paragraph" style:parent-style-name="Standard">
      <style:paragraph-properties fo:text-align="justify" style:justify-single-word="false"/>
      <style:text-properties officeooo:rsid="001da88a" officeooo:paragraph-rsid="006dfdac"/>
    </style:style>
    <style:style style:name="P196" style:family="paragraph" style:parent-style-name="Standard">
      <style:paragraph-properties fo:text-align="justify" style:justify-single-word="false"/>
      <style:text-properties officeooo:rsid="001da88a" officeooo:paragraph-rsid="0071a590"/>
    </style:style>
    <style:style style:name="P197" style:family="paragraph" style:parent-style-name="Standard">
      <style:paragraph-properties fo:text-align="justify" style:justify-single-word="false"/>
      <style:text-properties officeooo:rsid="001da88a" officeooo:paragraph-rsid="007519b5"/>
    </style:style>
    <style:style style:name="P198" style:family="paragraph" style:parent-style-name="Standard">
      <style:paragraph-properties fo:text-align="justify" style:justify-single-word="false"/>
      <style:text-properties officeooo:rsid="001da88a" officeooo:paragraph-rsid="00777d0f"/>
    </style:style>
    <style:style style:name="P199" style:family="paragraph" style:parent-style-name="Standard">
      <style:paragraph-properties fo:text-align="justify" style:justify-single-word="false"/>
      <style:text-properties officeooo:rsid="001777ab" officeooo:paragraph-rsid="0079e504"/>
    </style:style>
    <style:style style:name="P200" style:family="paragraph" style:parent-style-name="Standard">
      <style:paragraph-properties fo:text-align="justify" style:justify-single-word="false"/>
      <style:text-properties officeooo:rsid="001777ab" officeooo:paragraph-rsid="007d2952"/>
    </style:style>
    <style:style style:name="P201" style:family="paragraph" style:parent-style-name="Standard">
      <style:paragraph-properties fo:text-align="justify" style:justify-single-word="false"/>
      <style:text-properties officeooo:rsid="001777ab" officeooo:paragraph-rsid="007fdf2c"/>
    </style:style>
    <style:style style:name="P202" style:family="paragraph" style:parent-style-name="Standard">
      <style:paragraph-properties fo:text-align="justify" style:justify-single-word="false"/>
      <style:text-properties officeooo:rsid="001777ab" officeooo:paragraph-rsid="0082cc50"/>
    </style:style>
    <style:style style:name="P203" style:family="paragraph" style:parent-style-name="Standard">
      <style:paragraph-properties fo:text-align="justify" style:justify-single-word="false"/>
      <style:text-properties officeooo:paragraph-rsid="006b497c"/>
    </style:style>
    <style:style style:name="P204" style:family="paragraph" style:parent-style-name="Standard">
      <style:paragraph-properties fo:text-align="justify" style:justify-single-word="false"/>
      <style:text-properties officeooo:paragraph-rsid="006ccd20"/>
    </style:style>
    <style:style style:name="P205" style:family="paragraph" style:parent-style-name="Standard">
      <style:paragraph-properties fo:text-align="justify" style:justify-single-word="false"/>
      <style:text-properties officeooo:paragraph-rsid="006f5f89"/>
    </style:style>
    <style:style style:name="P206" style:family="paragraph" style:parent-style-name="Standard">
      <style:paragraph-properties fo:text-align="justify" style:justify-single-word="false"/>
      <style:text-properties officeooo:paragraph-rsid="0070be29"/>
    </style:style>
    <style:style style:name="P207" style:family="paragraph" style:parent-style-name="Standard">
      <style:paragraph-properties fo:text-align="justify" style:justify-single-word="false"/>
      <style:text-properties officeooo:paragraph-rsid="0071a590"/>
    </style:style>
    <style:style style:name="P208" style:family="paragraph" style:parent-style-name="Standard">
      <style:paragraph-properties fo:text-align="justify" style:justify-single-word="false"/>
      <style:text-properties officeooo:paragraph-rsid="007519b5"/>
    </style:style>
    <style:style style:name="P209" style:family="paragraph" style:parent-style-name="Standard">
      <style:paragraph-properties fo:text-align="justify" style:justify-single-word="false"/>
      <style:text-properties officeooo:paragraph-rsid="00776f2e"/>
    </style:style>
    <style:style style:name="P210" style:family="paragraph" style:parent-style-name="Standard">
      <style:paragraph-properties fo:text-align="justify" style:justify-single-word="false"/>
      <style:text-properties officeooo:paragraph-rsid="007fdf2c"/>
    </style:style>
    <style:style style:name="P211" style:family="paragraph" style:parent-style-name="Standard">
      <style:paragraph-properties fo:text-align="justify" style:justify-single-word="false"/>
      <style:text-properties officeooo:paragraph-rsid="0082cc50"/>
    </style:style>
    <style:style style:name="P212" style:family="paragraph" style:parent-style-name="Standard">
      <style:paragraph-properties fo:text-align="justify" style:justify-single-word="false"/>
      <style:text-properties officeooo:paragraph-rsid="0083da16"/>
    </style:style>
    <style:style style:name="P213" style:family="paragraph" style:parent-style-name="Standard">
      <style:text-properties officeooo:paragraph-rsid="0067cf97"/>
    </style:style>
    <style:style style:name="P214" style:family="paragraph" style:parent-style-name="Standard">
      <style:paragraph-properties fo:text-align="justify" style:justify-single-word="false"/>
      <style:text-properties officeooo:rsid="006842da" officeooo:paragraph-rsid="006842da"/>
    </style:style>
    <style:style style:name="P215" style:family="paragraph" style:parent-style-name="Standard">
      <style:paragraph-properties fo:text-align="justify" style:justify-single-word="false"/>
      <style:text-properties officeooo:rsid="006842da" officeooo:paragraph-rsid="006ae865"/>
    </style:style>
    <style:style style:name="P216" style:family="paragraph" style:parent-style-name="Standard">
      <style:paragraph-properties fo:text-align="justify" style:justify-single-word="false"/>
      <style:text-properties officeooo:rsid="006842da" officeooo:paragraph-rsid="006dfdac"/>
    </style:style>
    <style:style style:name="P217" style:family="paragraph" style:parent-style-name="Standard">
      <style:paragraph-properties fo:text-align="justify" style:justify-single-word="false"/>
      <style:text-properties officeooo:rsid="006842da" officeooo:paragraph-rsid="0071a590"/>
    </style:style>
    <style:style style:name="P218" style:family="paragraph" style:parent-style-name="Standard">
      <style:paragraph-properties fo:text-align="justify" style:justify-single-word="false"/>
      <style:text-properties officeooo:rsid="006842da" officeooo:paragraph-rsid="007519b5"/>
    </style:style>
    <style:style style:name="P219" style:family="paragraph" style:parent-style-name="Standard">
      <style:paragraph-properties fo:text-align="justify" style:justify-single-word="false"/>
      <style:text-properties officeooo:rsid="006842da" officeooo:paragraph-rsid="00777d0f"/>
    </style:style>
    <style:style style:name="P220" style:family="paragraph" style:parent-style-name="Standard">
      <style:paragraph-properties fo:text-align="justify" style:justify-single-word="false"/>
      <style:text-properties officeooo:rsid="006a199d" officeooo:paragraph-rsid="006a199d"/>
    </style:style>
    <style:style style:name="P221" style:family="paragraph" style:parent-style-name="Standard">
      <style:text-properties officeooo:paragraph-rsid="006ae865"/>
    </style:style>
    <style:style style:name="P222" style:family="paragraph" style:parent-style-name="Standard">
      <style:paragraph-properties fo:text-align="justify" style:justify-single-word="false"/>
      <style:text-properties officeooo:rsid="006b497c" officeooo:paragraph-rsid="006b497c"/>
    </style:style>
    <style:style style:name="P223" style:family="paragraph" style:parent-style-name="Standard">
      <style:paragraph-properties fo:text-align="justify" style:justify-single-word="false"/>
      <style:text-properties officeooo:rsid="006b497c" officeooo:paragraph-rsid="006dfdac"/>
    </style:style>
    <style:style style:name="P224" style:family="paragraph" style:parent-style-name="Standard">
      <style:paragraph-properties fo:text-align="justify" style:justify-single-word="false"/>
      <style:text-properties officeooo:rsid="006b497c" officeooo:paragraph-rsid="0071a590"/>
    </style:style>
    <style:style style:name="P225" style:family="paragraph" style:parent-style-name="Standard">
      <style:paragraph-properties fo:text-align="justify" style:justify-single-word="false"/>
      <style:text-properties officeooo:rsid="006b497c" officeooo:paragraph-rsid="007519b5"/>
    </style:style>
    <style:style style:name="P226" style:family="paragraph" style:parent-style-name="Standard">
      <style:text-properties officeooo:paragraph-rsid="006dfdac"/>
    </style:style>
    <style:style style:name="P227" style:family="paragraph" style:parent-style-name="Standard">
      <style:paragraph-properties fo:text-align="justify" style:justify-single-word="false"/>
      <style:text-properties officeooo:rsid="007557ef" officeooo:paragraph-rsid="007557ef"/>
    </style:style>
    <style:style style:name="P228" style:family="paragraph" style:parent-style-name="Standard">
      <style:text-properties officeooo:paragraph-rsid="00777d0f"/>
    </style:style>
    <style:style style:name="P229" style:family="paragraph" style:parent-style-name="Standard">
      <style:paragraph-properties fo:text-align="justify" style:justify-single-word="false"/>
      <style:text-properties officeooo:rsid="00794987" officeooo:paragraph-rsid="00794987"/>
    </style:style>
    <style:style style:name="P230" style:family="paragraph" style:parent-style-name="Standard">
      <style:paragraph-properties fo:text-align="justify" style:justify-single-word="false"/>
      <style:text-properties officeooo:rsid="00798d4f" officeooo:paragraph-rsid="00798d4f"/>
    </style:style>
    <style:style style:name="P231" style:family="paragraph" style:parent-style-name="Standard">
      <style:text-properties officeooo:paragraph-rsid="0079e504"/>
    </style:style>
    <style:style style:name="P232" style:family="paragraph" style:parent-style-name="Standard">
      <style:paragraph-properties fo:text-align="justify" style:justify-single-word="false"/>
      <style:text-properties officeooo:rsid="007b97e2" officeooo:paragraph-rsid="007b97e2"/>
    </style:style>
    <style:style style:name="P233" style:family="paragraph" style:parent-style-name="Standard">
      <style:paragraph-properties fo:text-align="justify" style:justify-single-word="false"/>
      <style:text-properties officeooo:rsid="007b97e2" officeooo:paragraph-rsid="007d2952"/>
    </style:style>
    <style:style style:name="P234" style:family="paragraph" style:parent-style-name="Standard">
      <style:paragraph-properties fo:text-align="justify" style:justify-single-word="false"/>
      <style:text-properties officeooo:rsid="007b97e2" officeooo:paragraph-rsid="007fdf2c"/>
    </style:style>
    <style:style style:name="P235" style:family="paragraph" style:parent-style-name="Standard">
      <style:paragraph-properties fo:text-align="justify" style:justify-single-word="false"/>
      <style:text-properties officeooo:rsid="007b97e2" officeooo:paragraph-rsid="0082cc50"/>
    </style:style>
    <style:style style:name="P236" style:family="paragraph" style:parent-style-name="Standard">
      <style:paragraph-properties fo:text-align="justify" style:justify-single-word="false"/>
      <style:text-properties officeooo:rsid="007c8544" officeooo:paragraph-rsid="007c8544"/>
    </style:style>
    <style:style style:name="P237" style:family="paragraph" style:parent-style-name="Standard">
      <style:paragraph-properties fo:text-align="justify" style:justify-single-word="false"/>
      <style:text-properties officeooo:rsid="007ebfa1" officeooo:paragraph-rsid="007ebfa1"/>
    </style:style>
    <style:style style:name="P238" style:family="paragraph" style:parent-style-name="Standard">
      <style:paragraph-properties fo:text-align="justify" style:justify-single-word="false"/>
      <style:text-properties officeooo:rsid="007ebfa1" officeooo:paragraph-rsid="007fdf2c"/>
    </style:style>
    <style:style style:name="P239" style:family="paragraph" style:parent-style-name="Standard">
      <style:paragraph-properties fo:text-align="justify" style:justify-single-word="false"/>
      <style:text-properties officeooo:rsid="007ebfa1" officeooo:paragraph-rsid="0082cc50"/>
    </style:style>
    <style:style style:name="P240" style:family="paragraph" style:parent-style-name="Standard">
      <style:paragraph-properties fo:text-align="justify" style:justify-single-word="false"/>
      <style:text-properties officeooo:rsid="0083da16" officeooo:paragraph-rsid="0083da16"/>
    </style:style>
    <style:style style:name="T1" style:family="text">
      <style:text-properties officeooo:rsid="001777ab"/>
    </style:style>
    <style:style style:name="T2" style:family="text">
      <style:text-properties officeooo:rsid="001da88a"/>
    </style:style>
    <style:style style:name="T3" style:family="text">
      <style:text-properties officeooo:rsid="001823b7"/>
    </style:style>
    <style:style style:name="T4" style:family="text">
      <style:text-properties officeooo:rsid="0019c57d"/>
    </style:style>
    <style:style style:name="T5" style:family="text">
      <style:text-properties fo:language="en" fo:country="US"/>
    </style:style>
    <style:style style:name="T6" style:family="text">
      <style:text-properties fo:language="en" fo:country="US" fo:font-weight="normal" officeooo:rsid="001ee1bf" style:font-weight-asian="normal" style:font-weight-complex="normal"/>
    </style:style>
    <style:style style:name="T7" style:family="text">
      <style:text-properties fo:language="en" fo:country="US" fo:font-weight="normal" officeooo:rsid="001b4449" style:font-weight-asian="normal" style:font-weight-complex="normal"/>
    </style:style>
    <style:style style:name="T8" style:family="text">
      <style:text-properties fo:language="en" fo:country="US" fo:font-weight="normal" officeooo:rsid="001da88a" style:font-weight-asian="normal" style:font-weight-complex="normal"/>
    </style:style>
    <style:style style:name="T9" style:family="text">
      <style:text-properties fo:language="en" fo:country="US" fo:font-weight="normal" officeooo:rsid="001777ab" style:font-weight-asian="normal" style:font-weight-complex="normal"/>
    </style:style>
    <style:style style:name="T10" style:family="text">
      <style:text-properties fo:language="en" fo:country="US" officeooo:rsid="0036775d"/>
    </style:style>
    <style:style style:name="T11" style:family="text">
      <style:text-properties fo:language="en" fo:country="US" officeooo:rsid="0053c05e"/>
    </style:style>
    <style:style style:name="T12" style:family="text">
      <style:text-properties fo:language="en" fo:country="US" officeooo:rsid="00548e4d"/>
    </style:style>
    <style:style style:name="T13" style:family="text">
      <style:text-properties fo:language="en" fo:country="US" officeooo:rsid="00566005"/>
    </style:style>
    <style:style style:name="T14" style:family="text">
      <style:text-properties fo:language="en" fo:country="US" officeooo:rsid="0056f1b2"/>
    </style:style>
    <style:style style:name="T15" style:family="text">
      <style:text-properties fo:language="en" fo:country="US" officeooo:rsid="00576ec9"/>
    </style:style>
    <style:style style:name="T16" style:family="text">
      <style:text-properties fo:language="en" fo:country="US" officeooo:rsid="00586273"/>
    </style:style>
    <style:style style:name="T17" style:family="text">
      <style:text-properties fo:language="en" fo:country="US" officeooo:rsid="005d15c4"/>
    </style:style>
    <style:style style:name="T18" style:family="text">
      <style:text-properties fo:language="en" fo:country="US" officeooo:rsid="005e4b04"/>
    </style:style>
    <style:style style:name="T19" style:family="text">
      <style:text-properties fo:language="en" fo:country="US" officeooo:rsid="005f1c6a"/>
    </style:style>
    <style:style style:name="T20" style:family="text">
      <style:text-properties fo:language="en" fo:country="US" officeooo:rsid="00602568"/>
    </style:style>
    <style:style style:name="T21" style:family="text">
      <style:text-properties fo:language="en" fo:country="US" officeooo:rsid="00602de4"/>
    </style:style>
    <style:style style:name="T22" style:family="text">
      <style:text-properties fo:language="en" fo:country="US" officeooo:rsid="0060ca84"/>
    </style:style>
    <style:style style:name="T23" style:family="text">
      <style:text-properties fo:language="en" fo:country="US" officeooo:rsid="00645e5e"/>
    </style:style>
    <style:style style:name="T24" style:family="text">
      <style:text-properties fo:language="en" fo:country="US" officeooo:rsid="00650074"/>
    </style:style>
    <style:style style:name="T25" style:family="text">
      <style:text-properties fo:font-size="12pt"/>
    </style:style>
    <style:style style:name="T26" style:family="text">
      <style:text-properties fo:font-size="12pt" officeooo:rsid="001bb635"/>
    </style:style>
    <style:style style:name="T27" style:family="text">
      <style:text-properties fo:font-size="12pt" officeooo:rsid="001d6452"/>
    </style:style>
    <style:style style:name="T28" style:family="text">
      <style:text-properties fo:font-size="12pt" officeooo:rsid="001fdc46"/>
    </style:style>
    <style:style style:name="T29" style:family="text">
      <style:text-properties fo:font-size="12pt" officeooo:rsid="0020a8ef"/>
    </style:style>
    <style:style style:name="T30" style:family="text">
      <style:text-properties style:font-name="Liberation Serif"/>
    </style:style>
    <style:style style:name="T31" style:family="text">
      <style:text-properties style:font-name="Liberation Serif" fo:language="en" fo:country="US" fo:font-weight="normal" officeooo:rsid="001ee1bf" style:font-weight-asian="normal" style:font-weight-complex="normal"/>
    </style:style>
    <style:style style:name="T32" style:family="text">
      <style:text-properties style:font-name="Liberation Serif" fo:language="en" fo:country="US" fo:font-weight="normal" officeooo:rsid="00211dcd" style:font-weight-asian="normal" style:font-weight-complex="normal"/>
    </style:style>
    <style:style style:name="T33" style:family="text">
      <style:text-properties style:font-name="Liberation Serif" fo:language="en" fo:country="US" fo:font-weight="normal" officeooo:rsid="001da88a" style:font-weight-asian="normal" style:font-weight-complex="normal"/>
    </style:style>
    <style:style style:name="T34" style:family="text">
      <style:text-properties style:font-name="Liberation Serif" fo:language="en" fo:country="US" fo:font-weight="normal" officeooo:rsid="00220e95" style:font-weight-asian="normal" style:font-weight-complex="normal"/>
    </style:style>
    <style:style style:name="T35" style:family="text">
      <style:text-properties style:font-name="Liberation Serif" fo:language="en" fo:country="US" fo:font-weight="normal" officeooo:rsid="002364d1" style:font-weight-asian="normal" style:font-weight-complex="normal"/>
    </style:style>
    <style:style style:name="T36" style:family="text">
      <style:text-properties style:font-name="Liberation Serif" fo:language="en" fo:country="US" fo:font-weight="normal" officeooo:rsid="00240109" style:font-weight-asian="normal" style:font-weight-complex="normal"/>
    </style:style>
    <style:style style:name="T37" style:family="text">
      <style:text-properties style:font-name="Liberation Serif" fo:language="en" fo:country="US" fo:font-weight="normal" officeooo:rsid="0025384c" style:font-weight-asian="normal" style:font-weight-complex="normal"/>
    </style:style>
    <style:style style:name="T38" style:family="text">
      <style:text-properties style:font-name="Liberation Serif" fo:language="en" fo:country="US" fo:font-weight="normal" officeooo:rsid="0027f72b" style:font-weight-asian="normal" style:font-weight-complex="normal"/>
    </style:style>
    <style:style style:name="T39" style:family="text">
      <style:text-properties style:font-name="Liberation Serif" fo:language="en" fo:country="US" fo:font-weight="normal" officeooo:rsid="002928a8" style:font-weight-asian="normal" style:font-weight-complex="normal"/>
    </style:style>
    <style:style style:name="T40" style:family="text">
      <style:text-properties style:font-name="Liberation Serif" fo:language="en" fo:country="US" fo:font-weight="normal" officeooo:rsid="00296a84" style:font-weight-asian="normal" style:font-weight-complex="normal"/>
    </style:style>
    <style:style style:name="T41" style:family="text">
      <style:text-properties style:font-name="Liberation Serif" fo:font-size="12pt" fo:language="en" fo:country="US" fo:font-weight="normal" officeooo:rsid="001d6452" style:font-weight-asian="normal" style:font-weight-complex="normal"/>
    </style:style>
    <style:style style:name="T42" style:family="text">
      <style:text-properties style:font-name="Liberation Serif" fo:font-size="12pt" fo:language="en" fo:country="US" fo:font-weight="normal" officeooo:rsid="001ea985" style:font-weight-asian="normal" style:font-weight-complex="normal"/>
    </style:style>
    <style:style style:name="T43" style:family="text">
      <style:text-properties style:font-name="Liberation Serif" fo:font-size="12pt" fo:language="en" fo:country="US" fo:font-weight="normal" officeooo:rsid="001fdc46" style:font-weight-asian="normal" style:font-weight-complex="normal"/>
    </style:style>
    <style:style style:name="T44" style:family="text">
      <style:text-properties style:font-name="Liberation Serif" fo:font-size="12pt" fo:language="en" fo:country="US" fo:font-weight="normal" officeooo:rsid="001ee1bf" style:font-weight-asian="normal" style:font-weight-complex="normal"/>
    </style:style>
    <style:style style:name="T45" style:family="text">
      <style:text-properties style:font-name="Liberation Serif" fo:font-size="12pt" fo:language="en" fo:country="US" fo:font-weight="normal" officeooo:rsid="0020a8ef" style:font-weight-asian="normal" style:font-weight-complex="normal"/>
    </style:style>
    <style:style style:name="T46" style:family="text">
      <style:text-properties style:font-name="Liberation Serif" officeooo:rsid="001da88a"/>
    </style:style>
    <style:style style:name="T47" style:family="text">
      <style:text-properties style:font-name="Liberation Serif" officeooo:rsid="00211dcd"/>
    </style:style>
    <style:style style:name="T48" style:family="text">
      <style:text-properties style:font-name="Liberation Serif" officeooo:rsid="0020a8ef"/>
    </style:style>
    <style:style style:name="T49" style:family="text">
      <style:text-properties style:font-name="Liberation Serif" officeooo:rsid="00240109"/>
    </style:style>
    <style:style style:name="T50" style:family="text">
      <style:text-properties style:font-name="Liberation Serif" officeooo:rsid="0025384c"/>
    </style:style>
    <style:style style:name="T51" style:family="text">
      <style:text-properties style:font-name="Liberation Serif" officeooo:rsid="0027f72b"/>
    </style:style>
    <style:style style:name="T52" style:family="text">
      <style:text-properties officeooo:rsid="00211dcd"/>
    </style:style>
    <style:style style:name="T53" style:family="text">
      <style:text-properties officeooo:rsid="00220e95"/>
    </style:style>
    <style:style style:name="T54" style:family="text">
      <style:text-properties officeooo:rsid="0025384c"/>
    </style:style>
    <style:style style:name="T55" style:family="text">
      <style:text-properties officeooo:rsid="0026a0f6"/>
    </style:style>
    <style:style style:name="T56" style:family="text">
      <style:text-properties officeooo:rsid="0027f72b"/>
    </style:style>
    <style:style style:name="T57" style:family="text">
      <style:text-properties officeooo:rsid="00296a84"/>
    </style:style>
    <style:style style:name="T58" style:family="text">
      <style:text-properties officeooo:rsid="0029f336"/>
    </style:style>
    <style:style style:name="T59" style:family="text">
      <style:text-properties officeooo:rsid="002a5978"/>
    </style:style>
    <style:style style:name="T60" style:family="text">
      <style:text-properties officeooo:rsid="002afaf1"/>
    </style:style>
    <style:style style:name="T61" style:family="text">
      <style:text-properties officeooo:rsid="002bde1a"/>
    </style:style>
    <style:style style:name="T62" style:family="text">
      <style:text-properties officeooo:rsid="002ef5c2"/>
    </style:style>
    <style:style style:name="T63" style:family="text">
      <style:text-properties officeooo:rsid="002f9c4f"/>
    </style:style>
    <style:style style:name="T64" style:family="text">
      <style:text-properties officeooo:rsid="0031132d"/>
    </style:style>
    <style:style style:name="T65" style:family="text">
      <style:text-properties officeooo:rsid="003432a4"/>
    </style:style>
    <style:style style:name="T66" style:family="text">
      <style:text-properties officeooo:rsid="00350f7a"/>
    </style:style>
    <style:style style:name="T67" style:family="text">
      <style:text-properties officeooo:rsid="0036775d"/>
    </style:style>
    <style:style style:name="T68" style:family="text">
      <style:text-properties officeooo:rsid="0038755a"/>
    </style:style>
    <style:style style:name="T69" style:family="text">
      <style:text-properties officeooo:rsid="0038babd"/>
    </style:style>
    <style:style style:name="T70" style:family="text">
      <style:text-properties officeooo:rsid="0038dbfd"/>
    </style:style>
    <style:style style:name="T71" style:family="text">
      <style:text-properties officeooo:rsid="003ab3b7"/>
    </style:style>
    <style:style style:name="T72" style:family="text">
      <style:text-properties officeooo:rsid="003ba2ff"/>
    </style:style>
    <style:style style:name="T73" style:family="text">
      <style:text-properties officeooo:rsid="003d9cab"/>
    </style:style>
    <style:style style:name="T74" style:family="text">
      <style:text-properties officeooo:rsid="003ee064"/>
    </style:style>
    <style:style style:name="T75" style:family="text">
      <style:text-properties officeooo:rsid="003f5a1f"/>
    </style:style>
    <style:style style:name="T76" style:family="text">
      <style:text-properties officeooo:rsid="00401c1e"/>
    </style:style>
    <style:style style:name="T77" style:family="text">
      <style:text-properties officeooo:rsid="0041b94b"/>
    </style:style>
    <style:style style:name="T78" style:family="text">
      <style:text-properties officeooo:rsid="0041ff3e"/>
    </style:style>
    <style:style style:name="T79" style:family="text">
      <style:text-properties fo:background-color="transparent" loext:char-shading-value="0"/>
    </style:style>
    <style:style style:name="T80" style:family="text">
      <style:text-properties officeooo:rsid="00586273" fo:background-color="transparent" loext:char-shading-value="0"/>
    </style:style>
    <style:style style:name="T81" style:family="text">
      <style:text-properties officeooo:rsid="001777ab" fo:background-color="transparent" loext:char-shading-value="0"/>
    </style:style>
    <style:style style:name="T82" style:family="text">
      <style:text-properties officeooo:rsid="005d43b0" fo:background-color="transparent" loext:char-shading-value="0"/>
    </style:style>
    <style:style style:name="T83" style:family="text">
      <style:text-properties officeooo:rsid="001da88a" fo:background-color="transparent" loext:char-shading-value="0"/>
    </style:style>
    <style:style style:name="T84" style:family="text">
      <style:text-properties officeooo:rsid="00430938"/>
    </style:style>
    <style:style style:name="T85" style:family="text">
      <style:text-properties officeooo:rsid="004351ab"/>
    </style:style>
    <style:style style:name="T86" style:family="text">
      <style:text-properties officeooo:rsid="0043d394"/>
    </style:style>
    <style:style style:name="T87" style:family="text">
      <style:text-properties officeooo:rsid="0045c272"/>
    </style:style>
    <style:style style:name="T88" style:family="text">
      <style:text-properties officeooo:rsid="00479b25"/>
    </style:style>
    <style:style style:name="T89" style:family="text">
      <style:text-properties officeooo:rsid="0048a335"/>
    </style:style>
    <style:style style:name="T90" style:family="text">
      <style:text-properties officeooo:rsid="004bb4c0"/>
    </style:style>
    <style:style style:name="T91" style:family="text">
      <style:text-properties officeooo:rsid="004c9b21"/>
    </style:style>
    <style:style style:name="T92" style:family="text">
      <style:text-properties officeooo:rsid="004f3b98"/>
    </style:style>
    <style:style style:name="T93" style:family="text">
      <style:text-properties officeooo:rsid="004f4670"/>
    </style:style>
    <style:style style:name="T94" style:family="text">
      <style:text-properties officeooo:rsid="005130d9"/>
    </style:style>
    <style:style style:name="T95" style:family="text">
      <style:text-properties officeooo:rsid="00528d07"/>
    </style:style>
    <style:style style:name="T96" style:family="text">
      <style:text-properties officeooo:rsid="00566005"/>
    </style:style>
    <style:style style:name="T97" style:family="text">
      <style:text-properties officeooo:rsid="00586273"/>
    </style:style>
    <style:style style:name="T98" style:family="text">
      <style:text-properties officeooo:rsid="0059624d"/>
    </style:style>
    <style:style style:name="T99" style:family="text">
      <style:text-properties officeooo:rsid="005a2216"/>
    </style:style>
    <style:style style:name="T100" style:family="text">
      <style:text-properties officeooo:rsid="005bc048"/>
    </style:style>
    <style:style style:name="T101" style:family="text">
      <style:text-properties officeooo:rsid="005d15c4"/>
    </style:style>
    <style:style style:name="T102" style:family="text">
      <style:text-properties officeooo:rsid="005d43b0"/>
    </style:style>
    <style:style style:name="T103" style:family="text">
      <style:text-properties officeooo:rsid="005e4b04"/>
    </style:style>
    <style:style style:name="T104" style:family="text">
      <style:text-properties officeooo:rsid="005fae2b"/>
    </style:style>
    <style:style style:name="T105" style:family="text">
      <style:text-properties officeooo:rsid="00602568"/>
    </style:style>
    <style:style style:name="T106" style:family="text">
      <style:text-properties officeooo:rsid="00623999"/>
    </style:style>
    <style:style style:name="T107" style:family="text">
      <style:text-properties officeooo:rsid="00645e5e"/>
    </style:style>
    <style:style style:name="T108" style:family="text">
      <style:text-properties officeooo:rsid="0067f5eb"/>
    </style:style>
    <style:style style:name="T109" style:family="text">
      <style:text-properties officeooo:rsid="006842da"/>
    </style:style>
    <style:style style:name="T110" style:family="text">
      <style:text-properties officeooo:rsid="006ae865"/>
    </style:style>
    <style:style style:name="T111" style:family="text">
      <style:text-properties officeooo:rsid="006b497c"/>
    </style:style>
    <style:style style:name="T112" style:family="text">
      <style:text-properties officeooo:rsid="006ccd20"/>
    </style:style>
    <style:style style:name="T113" style:family="text">
      <style:text-properties officeooo:rsid="006dfdac"/>
    </style:style>
    <style:style style:name="T114" style:family="text">
      <style:text-properties officeooo:rsid="006f5f89"/>
    </style:style>
    <style:style style:name="T115" style:family="text">
      <style:text-properties officeooo:rsid="0070be29"/>
    </style:style>
    <style:style style:name="T116" style:family="text">
      <style:text-properties officeooo:rsid="0071a590"/>
    </style:style>
    <style:style style:name="T117" style:family="text">
      <style:text-properties officeooo:rsid="0071ceda"/>
    </style:style>
    <style:style style:name="T118" style:family="text">
      <style:text-properties officeooo:rsid="0073739c"/>
    </style:style>
    <style:style style:name="T119" style:family="text">
      <style:text-properties officeooo:rsid="007519b5"/>
    </style:style>
    <style:style style:name="T120" style:family="text">
      <style:text-properties officeooo:rsid="007557ef"/>
    </style:style>
    <style:style style:name="T121" style:family="text">
      <style:text-properties officeooo:rsid="007751d7"/>
    </style:style>
    <style:style style:name="T122" style:family="text">
      <style:text-properties officeooo:rsid="00777d0f"/>
    </style:style>
    <style:style style:name="T123" style:family="text">
      <style:text-properties officeooo:rsid="00794987"/>
    </style:style>
    <style:style style:name="T124" style:family="text">
      <style:text-properties officeooo:rsid="00798d4f"/>
    </style:style>
    <style:style style:name="T125" style:family="text">
      <style:text-properties officeooo:rsid="007c8544"/>
    </style:style>
    <style:style style:name="T126" style:family="text">
      <style:text-properties officeooo:rsid="007d2952"/>
    </style:style>
    <style:style style:name="T127" style:family="text">
      <style:text-properties officeooo:rsid="007ebfa1"/>
    </style:style>
    <style:style style:name="T128" style:family="text">
      <style:text-properties officeooo:rsid="007fdf2c"/>
    </style:style>
    <style:style style:name="T129" style:family="text">
      <style:text-properties fo:font-weight="bold" officeooo:rsid="001777ab" fo:background-color="transparent" loext:char-shading-value="0" style:font-weight-asian="bold" style:font-weight-complex="bold"/>
    </style:style>
    <style:style style:name="T130" style:family="text">
      <style:text-properties fo:font-weight="bold" officeooo:rsid="007fdf2c" fo:background-color="transparent" loext:char-shading-value="0" style:font-weight-asian="bold" style:font-weight-complex="bold"/>
    </style:style>
    <style:style style:name="T131" style:family="text">
      <style:text-properties officeooo:rsid="00815652"/>
    </style:style>
    <style:style style:name="T132" style:family="text">
      <style:text-properties officeooo:rsid="0082cc50"/>
    </style:style>
    <style:style style:name="T133" style:family="text">
      <style:text-properties officeooo:rsid="0083da16"/>
    </style:style>
    <style:style style:name="T134" style:family="text">
      <style:text-properties officeooo:rsid="0084596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Questionnaire</text:p>
      <text:p text:style-name="P77"/>
      <text:p text:style-name="P77">Chapter 1</text:p>
      <text:p text:style-name="Standard"/>
      <text:p text:style-name="P1">Characteristics of a negotiation situation</text:p>
      <text:p text:style-name="Standard"/>
      <text:p text:style-name="P46">According to the book Essentials of Negotiation <text:span text:style-name="T1">(2016) </text:span>Sixth Edition <text:span text:style-name="T1">by </text:span>Lewicki, Roy J., Bruce Barry, and David M. Saunders<text:span text:style-name="T1"> some of the characteristics common to all negotiation situations are:</text:span></text:p>
      <text:p text:style-name="P46"/>
      <text:p text:style-name="P18">There is a conflict between the parties involved, they prefer to search for an agreement rather than to fight openly and they thin<text:span text:style-name="T4">k</text:span> they can get a better deal by reaching an agreement</text:p>
      <text:p text:style-name="P18"/>
      <text:p text:style-name="P19">The parties involved have opposing interests, they do not contemplate scenarios where negotiating is not optimal or efficient and they need to manage the tangibles and intangibles items </text:p>
      <text:p text:style-name="P18"/>
      <text:p text:style-name="P20"><text:span text:style-name="T3">The participants <text:s/>engage in a “give-and-take” process because of its </text:span><text:span text:style-name="T4">conflicting</text:span><text:span text:style-name="T3"> interest</text:span><text:span text:style-name="T4">s</text:span><text:span text:style-name="T3">, </text:span><text:span text:style-name="T4">they avoid the influence of psychological motivations and they focused on the tangible aspects</text:span></text:p>
      <text:p text:style-name="P46"/>
      <text:p text:style-name="P63">Checkout Chapter 1 page<text:span text:style-name="T1">s</text:span> <text:span text:style-name="T1">6-9</text:span> in the book <text:span text:style-name="T2">Essentials of Negotiation </text:span><text:span text:style-name="T1">(2016) </text:span><text:span text:style-name="T2">Sixth Edition</text:span></text:p>
      <text:p text:style-name="P63"/>
      <text:p text:style-name="P98">Interdependence</text:p>
      <text:p text:style-name="P89"/>
      <text:p text:style-name="P89">A<text:span text:style-name="T30">ccording to the book Essentials of Negotiation (2016) Sixth Edition by Lewicki, Roy J., Bruce Barry, and David M. Saunders the concept of interdependence in a negotiation context refers to:</text:span></text:p>
      <text:p text:style-name="P103"/>
      <text:p text:style-name="P104">The parties involved need to coordinate or choose to work together despite their opposing interests because the outcome is better in relation to a situation where they work by their own<text:span text:style-name="T25"> </text:span></text:p>
      <text:p text:style-name="P111"/>
      <text:p text:style-name="P104"><text:span text:style-name="T25">The parties involved reason strategically </text:span><text:span text:style-name="T26">t</text:span><text:span text:style-name="T25">ak</text:span><text:span text:style-name="T26">ing</text:span><text:span text:style-name="T25"> into account the expectations </text:span><text:span text:style-name="T26">and behavior of the counterpart to decide the course of action </text:span><text:span text:style-name="T27">when adopting a joint decision in the negotiation</text:span></text:p>
      <text:p text:style-name="P112"/>
      <text:p text:style-name="P22"><text:span text:style-name="T41">T</text:span><text:span text:style-name="T42">he parties </text:span><text:span text:style-name="T43">in the negotiation take into </text:span><text:span text:style-name="T45">consideration</text:span><text:span text:style-name="T43"> the </text:span><text:span text:style-name="T25">possible decisions <text:s/>or strategies </text:span><text:span text:style-name="T28">of the other parts involved </text:span><text:span text:style-name="T29">and</text:span><text:span text:style-name="T44"> their </text:span><text:span text:style-name="T28">similar, opposed or mixed interests when</text:span><text:span text:style-name="T25"> formulating </text:span><text:span text:style-name="T28">a </text:span><text:span text:style-name="T25">strategy </text:span><text:span text:style-name="T28"><text:s/></text:span><text:span text:style-name="T25"><text:s/></text:span></text:p>
      <text:p text:style-name="P111"/>
      <text:p text:style-name="P21"><text:span text:style-name="T31">Checkout Chapter 1 </text:span><text:span text:style-name="T6">page </text:span><text:span text:style-name="T7">10</text:span><text:span text:style-name="T6"> in the book </text:span><text:span text:style-name="T8">Essentials of Negotiation </text:span><text:span text:style-name="T9">(2016) </text:span><text:span text:style-name="T8">Sixth Edition</text:span></text:p>
      <text:p text:style-name="P94"/>
      <text:p text:style-name="P99"><text:span text:style-name="T52">Dilemmas of m</text:span>utual adjustment</text:p>
      <text:p text:style-name="P95"/>
      <text:p text:style-name="P90"><text:span text:style-name="T2">A</text:span><text:span text:style-name="T46">ccording to the book Essentials of Negotiation (2016) Sixth Edition by Lewicki, Roy J., Bruce Barry, and David M. Saunders </text:span><text:span text:style-name="T47">one of the dilemma</text:span><text:span text:style-name="T50">s</text:span><text:span text:style-name="T47"> of m</text:span><text:span text:style-name="T48">utual adjustment </text:span><text:span text:style-name="T47">is</text:span><text:span text:style-name="T46">:</text:span></text:p>
      <text:p text:style-name="P105"/>
      <text:p text:style-name="P23"><text:span text:style-name="T32">H</text:span><text:span text:style-name="T33">ow much truth to tell the </text:span><text:span text:style-name="T32">counterpart </text:span><text:span text:style-name="T34">without giving them the opportunity to take advantage or destroying the process of creating trust</text:span></text:p>
      <text:p text:style-name="P108"/>
      <text:p text:style-name="P108">How much information given from the counterpart should negotiators use in formulating a negotiation strategy to take advantage of the situation</text:p>
      <text:p text:style-name="P108"/>
      <text:p text:style-name="P24"><text:span text:style-name="T34">How much you should trust </text:span><text:span text:style-name="T33">the </text:span><text:span text:style-name="T32">counterpart </text:span><text:span text:style-name="T35">in the process of planning a negotiation and finding an optimal solution to make concessions</text:span></text:p>
      <text:p text:style-name="P75"><text:soft-page-break/></text:p>
      <text:p text:style-name="P64">Checkout Chapter 1 page<text:span text:style-name="T1">s</text:span> <text:span text:style-name="T53">14</text:span><text:span text:style-name="T1">-</text:span><text:span text:style-name="T53">15</text:span> in the book <text:span text:style-name="T2">Essentials of Negotiation </text:span><text:span text:style-name="T1">(2016) </text:span><text:span text:style-name="T2">Sixth Edition</text:span></text:p>
      <text:p text:style-name="P64"/>
      <text:p text:style-name="P100">Zero-sum or distributive situations</text:p>
      <text:p text:style-name="P96"/>
      <text:p text:style-name="P91"><text:span text:style-name="T2">A</text:span><text:span text:style-name="T46">ccording to the book Essentials of Negotiation (2016) Sixth Edition by Lewicki, Roy J., Bruce Barry, and David M. Saunders </text:span><text:span text:style-name="T49">in a zero-sum negotiation situation</text:span><text:span text:style-name="T46">:</text:span></text:p>
      <text:p text:style-name="P106"/>
      <text:p text:style-name="P93"><text:span text:style-name="T46">T</text:span><text:span text:style-name="T30">he typical approach is to use win–lose tactics and adopt a distributive bargaining style which implies claiming value</text:span></text:p>
      <text:p text:style-name="P109"/>
      <text:p text:style-name="P109">The usual approach is to use win–win strategies and adopt an integrative negotiation which implies creating value</text:p>
      <text:p text:style-name="P109"/>
      <text:p text:style-name="P25"><text:span text:style-name="T36">The best option is to use a mix set of win–lose and win–win approaches which implies </text:span><text:span text:style-name="T37">first </text:span><text:span text:style-name="T36">claiming and </text:span><text:span text:style-name="T37">then </text:span><text:span text:style-name="T36">creating value <text:s/></text:span></text:p>
      <text:p text:style-name="P10"/>
      <text:p text:style-name="P67">Checkout Chapter <text:span text:style-name="T56">1 </text:span>page<text:span text:style-name="T1">s </text:span>1<text:span text:style-name="T54">5-1</text:span><text:span text:style-name="T55">6</text:span> <text:s/>in the book <text:span text:style-name="T2">Essentials of Negotiation </text:span><text:span text:style-name="T1">(2016) </text:span><text:span text:style-name="T2">Sixth Edition</text:span></text:p>
      <text:p text:style-name="P65"/>
      <text:p text:style-name="P101">Conflict</text:p>
      <text:p text:style-name="P97"/>
      <text:p text:style-name="P92"><text:span text:style-name="T2">A</text:span><text:span text:style-name="T46">ccording to the book Essentials of Negotiation (2016) Sixth Edition by Lewicki, Roy J., Bruce Barry, and David M. Saunders </text:span><text:span text:style-name="T51">if negotiating is conceived as a strategy to manage conflict we can conclude that</text:span><text:span text:style-name="T46">:</text:span></text:p>
      <text:p text:style-name="P107"/>
      <text:p text:style-name="P92"><text:span text:style-name="T46">The objective </text:span><text:span text:style-name="T51">of negotiators </text:span><text:span text:style-name="T46">is not to eliminate conflict but to learn how to manage it to control </text:span><text:span text:style-name="T51">its</text:span><text:span text:style-name="T46"> destructive elements </text:span><text:span text:style-name="T51">in the negotiation process</text:span></text:p>
      <text:p text:style-name="P107"/>
      <text:p text:style-name="P26"><text:span text:style-name="T36">The objective </text:span><text:span text:style-name="T38">of negotiators </text:span><text:span text:style-name="T36">is to eliminate conflict </text:span><text:span text:style-name="T38">taking into account the dysfunctional aspects of it and the negative effects produced over the negotiation</text:span></text:p>
      <text:p text:style-name="P110"/>
      <text:p text:style-name="P27"><text:span text:style-name="T36">The objective </text:span><text:span text:style-name="T38">of negotiators </text:span><text:span text:style-name="T36">is to </text:span><text:span text:style-name="T39">avoid</text:span><text:span text:style-name="T36"> conflict </text:span><text:span text:style-name="T39">taking into account that the co</text:span><text:span text:style-name="T40">s</text:span><text:span text:style-name="T39">ts related to the </text:span><text:span text:style-name="T38">dysfunctio</text:span><text:span text:style-name="T39">ns of conflict overcome the productive aspects of it</text:span></text:p>
      <text:p text:style-name="P11"/>
      <text:p text:style-name="P66">Checkout Chapter <text:span text:style-name="T56">1 </text:span>page<text:span text:style-name="T1">s</text:span> <text:s/><text:span text:style-name="T56">20-21 </text:span>in the book <text:span text:style-name="T2">Essentials of Negotiation </text:span><text:span text:style-name="T1">(2016) </text:span><text:span text:style-name="T2">Sixth Edition</text:span></text:p>
      <text:p text:style-name="P66"/>
      <text:p text:style-name="P78">Chapter <text:span text:style-name="T57">2</text:span></text:p>
      <text:p text:style-name="P113"/>
      <text:p text:style-name="P12">Target point</text:p>
      <text:p text:style-name="P113"/>
      <text:p text:style-name="P47">According to the book Essentials of Negotiation <text:span text:style-name="T1">(2016) </text:span>Sixth Edition <text:span text:style-name="T1">by </text:span>Lewicki, Roy J., Bruce Barry, and David M. Saunders<text:span text:style-name="T1"> </text:span><text:span text:style-name="T58">the target point in a distributive </text:span><text:span text:style-name="T61">b</text:span><text:span text:style-name="T58">argaining situation refers to:</text:span></text:p>
      <text:p text:style-name="P47"/>
      <text:p text:style-name="P28"><text:span text:style-name="T58">T</text:span>he point <text:span text:style-name="T58">where a </text:span>negotiator would like to conclude negotiations</text:p>
      <text:p text:style-name="P28"/>
      <text:p text:style-name="P29"><text:span text:style-name="T58">T</text:span>he point <text:span text:style-name="T58">where a </text:span>negotiator <text:span text:style-name="T58">will not go in a negotiation situation</text:span></text:p>
      <text:p text:style-name="P28"/>
      <text:p text:style-name="P28"><text:span text:style-name="T58">T</text:span>he first <text:span text:style-name="T58">point</text:span> <text:span text:style-name="T58">a negotiator </text:span>will quote to the <text:span text:style-name="T58">counterpart when negotiating</text:span></text:p>
      <text:p text:style-name="P47"/>
      <text:p text:style-name="P68"><text:soft-page-break/>Checkout Chapter <text:span text:style-name="T57">2</text:span> page<text:span text:style-name="T1">s </text:span><text:span text:style-name="T59">29-30 </text:span>in the book <text:span text:style-name="T2">Essentials of Negotiation </text:span><text:span text:style-name="T1">(2016) </text:span><text:span text:style-name="T2">Sixth Edition</text:span></text:p>
      <text:p text:style-name="P68"/>
      <text:p text:style-name="P13">Ta<text:span text:style-name="T60">ctical tasks</text:span></text:p>
      <text:p text:style-name="P114"/>
      <text:p text:style-name="P48">According to the book Essentials of Negotiation <text:span text:style-name="T1">(2016) </text:span>Sixth Edition <text:span text:style-name="T1">by </text:span>Lewicki, Roy J., Bruce Barry, and David M. Saunders<text:span text:style-name="T1"> </text:span><text:span text:style-name="T60">some of the tactical</text:span><text:span text:style-name="T58"> </text:span><text:span text:style-name="T60">tasks </text:span><text:span text:style-name="T58">in a distributive </text:span><text:span text:style-name="T65">b</text:span><text:span text:style-name="T58">argaining situation </text:span><text:span text:style-name="T60">are</text:span><text:span text:style-name="T58">:</text:span></text:p>
      <text:p text:style-name="P48"/>
      <text:p text:style-name="P115">Manipulating the costs of delay in a negotiation by for example increasing the cost of not reaching an agreement and modify the counterpart perceptions by for example making outcomes appear less attractive</text:p>
      <text:p text:style-name="P115"/>
      <text:p text:style-name="P116">Manag<text:span text:style-name="T62">ing</text:span> the <text:span text:style-name="T62">counterpart</text:span> <text:span text:style-name="T62">i</text:span>mpressions <text:s/>in a negotiation by for example <text:span text:style-name="T62">omitting information relevant to the negotiation and assess the </text:span><text:span text:style-name="T63">counterpart</text:span><text:span text:style-name="T62"> </text:span><text:span text:style-name="T63">aspiration</text:span>, <text:span text:style-name="T63">resistance and initial points by for example a </text:span><text:span text:style-name="T64">forward</text:span><text:span text:style-name="T63"> assessment</text:span></text:p>
      <text:p text:style-name="P116"/>
      <text:p text:style-name="P117">Controlling the information sent to the counterpart in relation to one’s BATNA <text:span text:style-name="T61">by for example </text:span>applying an indirect assessment and assessing the counterpart target and resistance points <text:span text:style-name="T63">by for example</text:span> using screening activities</text:p>
      <text:p text:style-name="P48"/>
      <text:p text:style-name="P69">Checkout Chapter <text:span text:style-name="T57">2</text:span> page<text:span text:style-name="T1">s </text:span><text:span text:style-name="T62">36-42 </text:span>in the book <text:span text:style-name="T2">Essentials of Negotiation </text:span><text:span text:style-name="T1">(2016) </text:span><text:span text:style-name="T2">Sixth Edition</text:span></text:p>
      <text:p text:style-name="P69"/>
      <text:p text:style-name="P14">Positions <text:span text:style-name="T66">t</text:span>aken during distributive <text:span text:style-name="T65">b</text:span>argaining situation<text:span text:style-name="T66">s</text:span></text:p>
      <text:p text:style-name="P118"/>
      <text:p text:style-name="P50">According to the book Essentials of Negotiation <text:span text:style-name="T1">(2016) </text:span>Sixth Edition <text:span text:style-name="T1">by </text:span>Lewicki, Roy J., Bruce Barry, and David M. Saunders <text:span text:style-name="T66">in the context of a </text:span><text:span text:style-name="T58">distributive </text:span><text:span text:style-name="T65">b</text:span><text:span text:style-name="T58">argaining situation </text:span><text:span text:style-name="T66">taking positions covers some of the following elements</text:span><text:span text:style-name="T58">:</text:span></text:p>
      <text:p text:style-name="P49"/>
      <text:p text:style-name="P30"><text:span text:style-name="T67">Defining the opening offer, the attitude to adopt during the negotiation, the possible concessions to be made and conveying the message to </text:span><text:span text:style-name="T5">signal </text:span><text:span text:style-name="T10">the final offer</text:span></text:p>
      <text:p text:style-name="P102"/>
      <text:p text:style-name="P124">Obtaining information about the BATNA, resistance point and costs of terminating the negotiations of the counterpart and planning the tactics to <text:span text:style-name="T76">a </text:span>close the deal</text:p>
      <text:p text:style-name="P31"/>
      <text:p text:style-name="P31"><text:span text:style-name="T69">Assessing</text:span><text:span text:style-name="T68"> the potential settlement points </text:span><text:span text:style-name="T69">that may occur in a negotiation to establish a strategy and identifying hardball </text:span><text:span text:style-name="T68">tactics </text:span><text:span text:style-name="T69">during negotiation to deal with them</text:span><text:span text:style-name="T68"> <text:s/></text:span></text:p>
      <text:p text:style-name="P49"/>
      <text:p text:style-name="P70">Checkout Chapter <text:span text:style-name="T57">2</text:span> page<text:span text:style-name="T1">s</text:span><text:span text:style-name="T62"> </text:span><text:span text:style-name="T70">42-49 </text:span>in the book <text:span text:style-name="T2">Essentials of Negotiation </text:span><text:span text:style-name="T1">(2016) </text:span><text:span text:style-name="T2">Sixth Edition</text:span></text:p>
      <text:p text:style-name="P70"/>
      <text:p text:style-name="P15">Closing the deal tactics</text:p>
      <text:p text:style-name="P119"/>
      <text:p text:style-name="P51">According to the book Essentials of Negotiation <text:span text:style-name="T1">(2016) </text:span>Sixth Edition <text:span text:style-name="T1">by </text:span>Lewicki, Roy J., Bruce Barry, and David M. Saunders <text:span text:style-name="T70">some of the tactics to close </text:span><text:span text:style-name="T77">a </text:span><text:span text:style-name="T70">deal are</text:span><text:span text:style-name="T58">:</text:span></text:p>
      <text:p text:style-name="P51"/>
      <text:p text:style-name="P32">Saving a special concession <text:span text:style-name="T71">at</text:span> the end of the negotiation <text:span text:style-name="T71">and providing different available alternatives to the counterpart</text:span></text:p>
      <text:p text:style-name="P32"/>
      <text:p text:style-name="P120">Proposing an exaggerated opening offer and then splitting the difference, avoiding in that way the use of a hard ball tactical</text:p>
      <text:p text:style-name="P120"/>
      <text:p text:style-name="P125"><text:soft-page-break/>Offering an <text:span text:style-name="T72">appropriate</text:span> deadline in order to pressure the counterpart through the use of selective presentation methods </text:p>
      <text:p text:style-name="P51"/>
      <text:p text:style-name="P71">Checkout Chapter <text:span text:style-name="T57">2</text:span> page<text:span text:style-name="T1">s </text:span><text:span text:style-name="T70">49-50 </text:span>in the book <text:span text:style-name="T2">Essentials of Negotiation </text:span><text:span text:style-name="T1">(2016) </text:span><text:span text:style-name="T2">Sixth Edition</text:span></text:p>
      <text:p text:style-name="P69"/>
      <text:p text:style-name="P16">Harball tactics recommendations</text:p>
      <text:p text:style-name="P123"/>
      <text:p text:style-name="P52">According to the book Essentials of Negotiation <text:span text:style-name="T1">(2016) </text:span>Sixth Edition <text:span text:style-name="T1">by </text:span>Lewicki, Roy J., Bruce Barry, and David M. Saunders <text:span text:style-name="T73">the position of the authors in relation to the use of hardball tactics is </text:span><text:span text:style-name="T74">the following</text:span><text:span text:style-name="T58">:</text:span></text:p>
      <text:p text:style-name="P121"/>
      <text:p text:style-name="P33"><text:span text:style-name="T73">The authors don’t </text:span><text:span text:style-name="T71">recommend the use of </text:span><text:span text:style-name="T73">hardball tactics because they </text:span><text:span text:style-name="T71">do more harm than good in </text:span><text:span text:style-name="T75">a negotiation context</text:span></text:p>
      <text:p text:style-name="P121"/>
      <text:p text:style-name="P122"><text:span text:style-name="T73">The authors </text:span>recommend the use of <text:span text:style-name="T73">hardball tactics because </text:span><text:span text:style-name="T74">it is an appropriate </text:span><text:span text:style-name="T75">and legitimate </text:span><text:span text:style-name="T74">way to pressure the counterpart</text:span></text:p>
      <text:p text:style-name="P122"/>
      <text:p text:style-name="P122"><text:span text:style-name="T73">The authors </text:span>recommend <text:span text:style-name="T75">not analyzing at all the </text:span><text:span text:style-name="T73">hardball tactics </text:span><text:span text:style-name="T75">in the context of negotiation because they are unethical tactics </text:span></text:p>
      <text:p text:style-name="P52"/>
      <text:p text:style-name="P72">Checkout Chapter <text:span text:style-name="T57">2</text:span> page<text:span text:style-name="T1">s </text:span><text:span text:style-name="T70">50-</text:span><text:span text:style-name="T73">51</text:span><text:span text:style-name="T70"> </text:span>in the book <text:span text:style-name="T2">Essentials of Negotiation </text:span><text:span text:style-name="T1">(2016) </text:span><text:span text:style-name="T2">Sixth Edition</text:span></text:p>
      <text:p text:style-name="P72"/>
      <text:p text:style-name="P79">Chapter <text:span text:style-name="T78">4</text:span></text:p>
      <text:p text:style-name="P79"/>
      <text:p text:style-name="P2">Goal<text:span text:style-name="T86">s: </text:span>The Focus That Drives a Negotiation Strategy</text:p>
      <text:p text:style-name="P126"/>
      <text:p text:style-name="P53">According to the book Essentials of Negotiation <text:span text:style-name="T1">(2016) </text:span>Sixth Edition <text:span text:style-name="T1">by </text:span>Lewicki, Roy J., Bruce Barry, and David M. Saunders<text:span text:style-name="T1"> </text:span><text:span text:style-name="T84">the determination of goals in a negotiation implies</text:span><text:span text:style-name="T1">:</text:span></text:p>
      <text:p text:style-name="P53"/>
      <text:p text:style-name="P34">Identif<text:span text:style-name="T86">ying</text:span> a measurable, specific and concrete target point to determine what as a negotiator I want to achieve <text:span text:style-name="T86">in a negotiation</text:span></text:p>
      <text:p text:style-name="P34"/>
      <text:p text:style-name="P34"><text:span text:style-name="T86">Specifying</text:span><text:span text:style-name="T85"> the possible concrete wishes that I want to attain as a negotiator before establishing a </text:span><text:span text:style-name="T86">negotiation </text:span><text:span text:style-name="T85">strategic plan </text:span></text:p>
      <text:p text:style-name="P132"/>
      <text:p text:style-name="P132">Examin<text:span text:style-name="T86">ing</text:span> the realistic boundaries or limits that I <text:span text:style-name="T86">may</text:span> offer to the counterpart taking into account <text:span text:style-name="T86">the </text:span>procedural aspects</text:p>
      <text:p text:style-name="P127"/>
      <text:p text:style-name="P81">Checkout Chapter <text:span text:style-name="T78">4</text:span> page<text:span text:style-name="T1">s</text:span> <text:span text:style-name="T84">89-92 </text:span>in the book <text:span text:style-name="T2">Essentials of Negotiation </text:span><text:span text:style-name="T1">(2016) </text:span><text:span text:style-name="T2">Sixth Edition</text:span></text:p>
      <text:p text:style-name="P81"/>
      <text:p text:style-name="P3"><text:span text:style-name="T89">A</text:span>ccommodative strateg<text:span text:style-name="T87">y</text:span></text:p>
      <text:p text:style-name="P133"/>
      <text:p text:style-name="P35"><text:span text:style-name="T2">According to the book Essentials of Negotiation </text:span><text:span text:style-name="T1">(2016) </text:span><text:span text:style-name="T2">Sixth Edition </text:span><text:span text:style-name="T1">by </text:span><text:span text:style-name="T2">Lewicki, Roy J., Bruce Barry, and David M. Saunders</text:span><text:span text:style-name="T1"> </text:span><text:span text:style-name="T87">an </text:span><text:span text:style-name="T1">accommodative strateg</text:span><text:span text:style-name="T87">y is used to</text:span><text:span text:style-name="T1">:</text:span></text:p>
      <text:p text:style-name="P54"/>
      <text:p text:style-name="P134">Build a trust relationship with the counterpart by accepting a suboptimal outcome to ask for reciprocity in the future</text:p>
      <text:p text:style-name="P134"/>
      <text:p text:style-name="P134"><text:soft-page-break/>Establish a long term relation with the counterpart to work together in the future and <text:span text:style-name="T89">to </text:span>find mutually satisfying solutions</text:p>
      <text:p text:style-name="P134"/>
      <text:p text:style-name="P134">Adopt a win-lose strategy relationship to subordinate the counterpart and mitigate the conflict by maintaining at all cost the harmony <text:s/></text:p>
      <text:p text:style-name="P128"/>
      <text:p text:style-name="P82">Checkout Chapter <text:span text:style-name="T78">4</text:span> page<text:span text:style-name="T1">s</text:span> <text:span text:style-name="T88">92-</text:span><text:span text:style-name="T84">9</text:span><text:span text:style-name="T88">4 </text:span>in the book <text:span text:style-name="T2">Essentials of Negotiation </text:span><text:span text:style-name="T1">(2016) </text:span><text:span text:style-name="T2">Sixth Edition</text:span></text:p>
      <text:p text:style-name="P73"/>
      <text:p text:style-name="P4">Defining the Major Issue Related to Achieving the Goal</text:p>
      <text:p text:style-name="P135"/>
      <text:p text:style-name="P36"><text:span text:style-name="T2">According to the book Essentials of Negotiation </text:span><text:span text:style-name="T1">(2016) </text:span><text:span text:style-name="T2">Sixth Edition </text:span><text:span text:style-name="T1">by </text:span><text:span text:style-name="T2">Lewicki, Roy J., Bruce Barry, and David M. Saunders </text:span><text:span text:style-name="T93">defining</text:span><text:span text:style-name="T90"> the major issue to achiev</text:span><text:span text:style-name="T92">e </text:span><text:span text:style-name="T91">the </text:span><text:span text:style-name="T90">goal, refers to</text:span><text:span text:style-name="T1">: </text:span></text:p>
      <text:p text:style-name="P55"/>
      <text:p text:style-name="P136">Analyzing <text:span text:style-name="T92">what are the </text:span>key issues <text:span text:style-name="T92">to be discussed in the negotiation which will determine if it would be a single-issue or multiple-issue negotiation</text:span> </text:p>
      <text:p text:style-name="P136"/>
      <text:p text:style-name="P136">Identifying the <text:span text:style-name="T92">tangible, </text:span>intangible <text:span text:style-name="T92">and </text:span>procedural <text:span text:style-name="T92">elements of the negotiation which will impact on the choice of strategy adopted by the negotiator</text:span></text:p>
      <text:p text:style-name="P136"/>
      <text:p text:style-name="P139">Assembling the different issues, ranking their importan<text:span text:style-name="T93">ce </text:span>and defining the bargaining mix <text:span text:style-name="T93">to establish what are the items to be discussed in the negotiation</text:span></text:p>
      <text:p text:style-name="P136"/>
      <text:p text:style-name="P83">Checkout Chapter <text:span text:style-name="T78">4</text:span> page<text:span text:style-name="T1">s</text:span> <text:span text:style-name="T92">97-100 </text:span>in the book <text:span text:style-name="T2">Essentials of Negotiation </text:span><text:span text:style-name="T1">(2016) </text:span><text:span text:style-name="T2">Sixth Edition</text:span></text:p>
      <text:p text:style-name="P83"/>
      <text:p text:style-name="P5">Knowing <text:span text:style-name="T107">y</text:span>our <text:span text:style-name="T107">l</text:span>imits</text:p>
      <text:p text:style-name="P140"/>
      <text:p text:style-name="P37"><text:span text:style-name="T2">According to the book Essentials of Negotiation </text:span><text:span text:style-name="T1">(2016) </text:span><text:span text:style-name="T2">Sixth Edition </text:span><text:span text:style-name="T1">by </text:span><text:span text:style-name="T2">Lewicki, Roy J., Bruce Barry, and David M. Saunders </text:span><text:span text:style-name="T95">knowing your limits</text:span><text:span text:style-name="T90">, refers to</text:span><text:span text:style-name="T1">: </text:span></text:p>
      <text:p text:style-name="P56"/>
      <text:p text:style-name="P38"><text:span text:style-name="T11">Identifying your own resistance point to avoid agreeing to non beneficial proposals </text:span><text:span text:style-name="T12">during the negotiation</text:span></text:p>
      <text:p text:style-name="P153"/>
      <text:p text:style-name="P39"><text:span text:style-name="T11">Identifying your own </text:span><text:span text:style-name="T12">best alternative to a negotiation agreement </text:span><text:span text:style-name="T11">to avoid </text:span><text:span text:style-name="T12">accepting non beneficial offers </text:span></text:p>
      <text:p text:style-name="P154"/>
      <text:p text:style-name="P39"><text:span text:style-name="T11">Identifying your own </text:span><text:span text:style-name="T12">capacity to analyze and </text:span><text:span text:style-name="T13">understand </text:span><text:span text:style-name="T12">the counterpart goals, issues and resistance points</text:span></text:p>
      <text:p text:style-name="P137"/>
      <text:p text:style-name="P84">Checkout Chapter <text:span text:style-name="T78">4</text:span> page<text:span text:style-name="T1">s</text:span> <text:span text:style-name="T94">100-10</text:span><text:span text:style-name="T96">4</text:span><text:span text:style-name="T92"> </text:span>in the book <text:span text:style-name="T2">Essentials of Negotiation </text:span><text:span text:style-name="T1">(2016) </text:span><text:span text:style-name="T2">Sixth Edition</text:span></text:p>
      <text:p text:style-name="P84"/>
      <text:p text:style-name="P6">Assessing the Social Context of Negotiation</text:p>
      <text:p text:style-name="P141"/>
      <text:p text:style-name="P40"><text:span text:style-name="T2">According to the book Essentials of Negotiation </text:span><text:span text:style-name="T1">(2016) </text:span><text:span text:style-name="T2">Sixth Edition </text:span><text:span text:style-name="T1">by </text:span><text:span text:style-name="T2">Lewicki, Roy J., Bruce Barry, and David M. Saunders </text:span><text:span text:style-name="T96">assessing the social context of the negotiation, refers to</text:span><text:span text:style-name="T1">: </text:span></text:p>
      <text:p text:style-name="P57"/>
      <text:p text:style-name="P142"><text:span text:style-name="T12">A</text:span><text:span text:style-name="T5">nalyzing </text:span><text:span text:style-name="T14">the coalitions, constituents, observers and rules that </text:span><text:span text:style-name="T15">may </text:span><text:span text:style-name="T14">affect in a direct or indirect way </text:span><text:span text:style-name="T16">the</text:span><text:span text:style-name="T14"> negotiation </text:span><text:span text:style-name="T16">dynamics</text:span></text:p>
      <text:p text:style-name="P155"/>
      <text:p text:style-name="P143"><text:soft-page-break/><text:span text:style-name="T15">Assessing your own targets and initial offer </text:span><text:span text:style-name="T23">where it may </text:span><text:span text:style-name="T15">affect the context in which a settlement can be achieved with the counterpart</text:span></text:p>
      <text:p text:style-name="P156"/>
      <text:p text:style-name="P157">Planning the process and structuring the context by which information is presented that may affect the negotiation agenda</text:p>
      <text:p text:style-name="P138"/>
      <text:p text:style-name="P85">Checkout Chapter <text:span text:style-name="T78">4</text:span> page<text:span text:style-name="T1">s</text:span> <text:span text:style-name="T96">104-112 </text:span>in the book <text:span text:style-name="T2">Essentials of Negotiation </text:span><text:span text:style-name="T1">(2016) </text:span><text:span text:style-name="T2">Sixth Edition</text:span></text:p>
      <text:p text:style-name="P85"/>
      <text:p text:style-name="P80">Chapter <text:span text:style-name="T97">6</text:span></text:p>
      <text:p text:style-name="P80"/>
      <text:p text:style-name="P7">Perceptual <text:span text:style-name="T99">d</text:span>istortion</text:p>
      <text:p text:style-name="P144"/>
      <text:p text:style-name="P58">According to the book Essentials of Negotiation <text:span text:style-name="T1">(2016) </text:span>Sixth Edition <text:span text:style-name="T1">by </text:span>Lewicki, Roy J., Bruce Barry, and David M. Saunders<text:span text:style-name="T1"> </text:span><text:span text:style-name="T98">the perceptual distortion, refers to</text:span><text:span text:style-name="T1">:</text:span></text:p>
      <text:p text:style-name="P58"/>
      <text:p text:style-name="P145">The predisposition <text:span text:style-name="T99">that a negotiator has in relation to the counterpart which may generate biases and </text:span><text:span text:style-name="T101">usually </text:span><text:span text:style-name="T99">errors in the negotiation process</text:span></text:p>
      <text:p text:style-name="P145"/>
      <text:p text:style-name="P41"><text:span text:style-name="T99">The </text:span><text:span text:style-name="T98">process by which individuals connect to their environment </text:span><text:span text:style-name="T99">and that may affect </text:span><text:span text:style-name="T100">negatively </text:span><text:span text:style-name="T99">the </text:span><text:span text:style-name="T100">context in which a negotiation take place</text:span></text:p>
      <text:p text:style-name="P41"/>
      <text:p text:style-name="P42"><text:span text:style-name="T100">The stereotypes and selective perceptions that surge in a negotiation as a result of distortions </text:span><text:span text:style-name="T101">that </text:span><text:span text:style-name="T5">arise on the part of the participants </text:span><text:span text:style-name="T17">in a negotiation</text:span></text:p>
      <text:p text:style-name="P129"/>
      <text:p text:style-name="P86">Checkout Chapter <text:span text:style-name="T97">6</text:span> page<text:span text:style-name="T1">s</text:span> <text:span text:style-name="T101">140-142 </text:span>in the book <text:span text:style-name="T2">Essentials of Negotiation </text:span><text:span text:style-name="T1">(2016) </text:span><text:span text:style-name="T2">Sixth Edition</text:span></text:p>
      <text:p text:style-name="P86"/>
      <text:p text:style-name="P169">Framing</text:p>
      <text:p text:style-name="P146"/>
      <text:p text:style-name="P59">According to the book Essentials of Negotiation <text:span text:style-name="T1">(2016) </text:span>Sixth Edition <text:span text:style-name="T1">by </text:span>Lewicki, Roy J., Bruce Barry, and David M. Saunders<text:span text:style-name="T1"> </text:span><text:span text:style-name="T101">a frame refers to</text:span><text:span text:style-name="T1">:</text:span></text:p>
      <text:p text:style-name="P59"/>
      <text:p text:style-name="P158">A subjective mechanism of interpretation by which individuals evaluate, understand and make sense of the situations they face</text:p>
      <text:p text:style-name="P158"/>
      <text:p text:style-name="P159">The process by which a situation can be shaped as a function of information and communication during a negotiation</text:p>
      <text:p text:style-name="P159"/>
      <text:p text:style-name="P159">A perceptual distortion where negotiators assign to others the characteristics or feelings that they possess themselves</text:p>
      <text:p text:style-name="P130"/>
      <text:p text:style-name="P74"><text:span text:style-name="T79">Checkout Chapter </text:span><text:span text:style-name="T80">6</text:span><text:span text:style-name="T79"> page</text:span><text:span text:style-name="T81">s</text:span><text:span text:style-name="T79"> </text:span><text:span text:style-name="T82">142-149 </text:span><text:span text:style-name="T79">in the book </text:span><text:span text:style-name="T83">Essentials of Negotiation </text:span><text:span text:style-name="T81">(2016) </text:span><text:span text:style-name="T83">Sixth Edition</text:span></text:p>
      <text:p text:style-name="P76"/>
      <text:p text:style-name="P170">Cognitive bias: fixed-pie beliefs</text:p>
      <text:p text:style-name="P148"/>
      <text:p text:style-name="P62">According to the book Essentials of Negotiation <text:span text:style-name="T1">(2016) </text:span>Sixth Edition <text:span text:style-name="T1">by </text:span>Lewicki, Roy J., Bruce Barry, and David M. Saunders<text:span text:style-name="T1"> </text:span><text:span text:style-name="T103">the cognitive bias known as fixed-pie beliefs </text:span><text:span text:style-name="T101">refers to</text:span><text:span text:style-name="T1">:</text:span></text:p>
      <text:p text:style-name="P60"/>
      <text:p text:style-name="P147"><text:span text:style-name="T5">A </text:span><text:span text:style-name="T18">situation where negotiators assume that all negotiations </text:span><text:span text:style-name="T19">are zero-sum situations</text:span></text:p>
      <text:p text:style-name="P160"/>
      <text:p text:style-name="P161"><text:soft-page-break/>A situation where negotiators tend to persist in pursuing a failing course of action </text:p>
      <text:p text:style-name="P161"/>
      <text:p text:style-name="P161">A situation where negotiators are overly influenced by an anchor or reference point</text:p>
      <text:p text:style-name="P131"/>
      <text:p text:style-name="P87">Checkout Chapter <text:span text:style-name="T97">6</text:span> page<text:span text:style-name="T1">s</text:span> <text:span text:style-name="T104">151</text:span><text:span text:style-name="T102">-</text:span><text:span text:style-name="T104">152</text:span><text:span text:style-name="T102"> </text:span>in the book <text:span text:style-name="T2">Essentials of Negotiation </text:span><text:span text:style-name="T1">(2016) </text:span><text:span text:style-name="T2">Sixth Edition</text:span></text:p>
      <text:p text:style-name="P87"/>
      <text:p text:style-name="P8"><text:span text:style-name="T103">Cognitive bias: </text:span><text:span text:style-name="T104">a</text:span>vailability of <text:span text:style-name="T106">i</text:span>nformation</text:p>
      <text:p text:style-name="P149"/>
      <text:p text:style-name="P62">According to the book Essentials of Negotiation <text:span text:style-name="T1">(2016) </text:span>Sixth Edition <text:span text:style-name="T1">by </text:span>Lewicki, Roy J., Bruce Barry, and David M. Saunders<text:span text:style-name="T1"> </text:span><text:span text:style-name="T103">the cognitive bias known as </text:span><text:span text:style-name="T104">availability </text:span><text:span text:style-name="T105">of information </text:span><text:span text:style-name="T101">refers to</text:span><text:span text:style-name="T104">:</text:span></text:p>
      <text:p text:style-name="P61"/>
      <text:p text:style-name="P43"><text:span text:style-name="T17">A </text:span><text:span text:style-name="T18">situation where negotiators </text:span><text:span text:style-name="T20">give more prominence to information that is more readily available in contrast to information that is more critical</text:span></text:p>
      <text:p text:style-name="P162"/>
      <text:p text:style-name="P163">A situation where negotiators, based on a restricted information set, tend to quickly settle on an outcome and then feel discomfort about this result</text:p>
      <text:p text:style-name="P163"/>
      <text:p text:style-name="P44"><text:span text:style-name="T21">A situation </text:span><text:span text:style-name="T22">where there is a tendency of negotiators </text:span><text:span text:style-name="T23">to </text:span><text:span text:style-name="T22">assume that their ability to be correct or accurate is greater than is actually true based on biased information</text:span></text:p>
      <text:p text:style-name="P164"/>
      <text:p text:style-name="P88">Checkout Chapter <text:span text:style-name="T97">6</text:span> page<text:span text:style-name="T1">s</text:span> <text:span text:style-name="T104">153-154 </text:span>in the book <text:span text:style-name="T2">Essentials of Negotiation </text:span><text:span text:style-name="T1">(2016) </text:span><text:span text:style-name="T2">Sixth Edition</text:span></text:p>
      <text:p text:style-name="P88"/>
      <text:p text:style-name="P9"><text:span text:style-name="T103">Cognitive bias: </text:span><text:span text:style-name="T106">e</text:span><text:span text:style-name="T103">ndowment effect</text:span></text:p>
      <text:p text:style-name="P150"/>
      <text:p text:style-name="P62">According to the book Essentials of Negotiation <text:span text:style-name="T1">(2016) </text:span>Sixth Edition <text:span text:style-name="T1">by </text:span>Lewicki, Roy J., Bruce Barry, and David M. Saunders<text:span text:style-name="T1"> </text:span><text:span text:style-name="T103">the cognitive bias known as </text:span><text:span text:style-name="T106">e</text:span><text:span text:style-name="T103">ndowment effect </text:span><text:span text:style-name="T101">refers to</text:span><text:span text:style-name="T104">:</text:span></text:p>
      <text:p text:style-name="P62"/>
      <text:p text:style-name="P45"><text:span text:style-name="T18">A situation where individuals </text:span><text:span text:style-name="T24">have a tendency to </text:span><text:span text:style-name="T18">inflate the value of something they </text:span><text:span text:style-name="T23">own or </text:span><text:span text:style-name="T18">have in their possession</text:span></text:p>
      <text:p text:style-name="P166"/>
      <text:p text:style-name="P151"><text:span text:style-name="T5">A situation where individuals </text:span><text:span text:style-name="T24">usually </text:span><text:span text:style-name="T5">draw inappropriately conclusions based on</text:span><text:span text:style-name="T24"> </text:span><text:span text:style-name="T23">tiny or </text:span><text:span text:style-name="T5">small data samples</text:span></text:p>
      <text:p text:style-name="P167"/>
      <text:p text:style-name="P168">A situation where individuals discard the counterpart concessions simply because the other party made them </text:p>
      <text:p text:style-name="P165"/>
      <text:p text:style-name="P180">Checkout Chapter <text:span text:style-name="T97">6</text:span> page<text:span text:style-name="T1">s</text:span> <text:span text:style-name="T107">154</text:span><text:span text:style-name="T104">-</text:span><text:span text:style-name="T107">156</text:span><text:span text:style-name="T104"> </text:span>in the book <text:span text:style-name="T2">Essentials of Negotiation </text:span><text:span text:style-name="T1">(2016) </text:span><text:span text:style-name="T2">Sixth Edition</text:span></text:p>
      <text:p text:style-name="P180"/>
      <text:p text:style-name="P191">Chapter <text:span text:style-name="T108">8</text:span></text:p>
      <text:p text:style-name="P213"/>
      <text:p text:style-name="P171">Why Is Power Important to Negotiators?</text:p>
      <text:p text:style-name="P213"/>
      <text:p text:style-name="P193">According to the book Essentials of Negotiation <text:span text:style-name="T1">(2016) </text:span>Sixth Edition <text:span text:style-name="T1">by </text:span>Lewicki, Roy J., Bruce Barry, and David M. Saunders<text:span text:style-name="T1"> </text:span><text:span text:style-name="T108">power is important to negotiators because</text:span><text:span text:style-name="T1">:</text:span></text:p>
      <text:p text:style-name="P193"/>
      <text:p text:style-name="P214">It is a way to minimize the probability of a dominant relation or to gain an advantage by blocking the counterpart actions <text:span text:style-name="T110">in a negotiation</text:span></text:p>
      <text:p text:style-name="P214"/>
      <text:p text:style-name="P214"><text:soft-page-break/>It is a method to pressure the other party by adopting an offensive posture so the counterpart will adopt <text:s/>a collaborative <text:span text:style-name="T110">or compromising </text:span>stance</text:p>
      <text:p text:style-name="P214"/>
      <text:p text:style-name="P220">It is a strategy to gain or sustain one’s own advantage in future negotiations with the mainly objective of leveling the playing field efficiently</text:p>
      <text:p text:style-name="P193"/>
      <text:p text:style-name="P181">Checkout Chapter <text:span text:style-name="T108">8</text:span> page<text:span text:style-name="T1">s</text:span> <text:span text:style-name="T109">182</text:span><text:span text:style-name="T1">-</text:span><text:span text:style-name="T109">183</text:span> in the book <text:span text:style-name="T2">Essentials of Negotiation </text:span><text:span text:style-name="T1">(2016) </text:span><text:span text:style-name="T2">Sixth Edition</text:span></text:p>
      <text:p text:style-name="P181"/>
      <text:p text:style-name="P172">Definition of Power</text:p>
      <text:p text:style-name="P221"/>
      <text:p text:style-name="P194">According to the book Essentials of Negotiation <text:span text:style-name="T1">(2016) </text:span>Sixth Edition <text:span text:style-name="T1">by </text:span>Lewicki, Roy J., Bruce Barry, and David M. Saunders<text:span text:style-name="T1"> </text:span><text:span text:style-name="T108">power </text:span><text:span text:style-name="T110">is understood as</text:span><text:span text:style-name="T1">:</text:span></text:p>
      <text:p text:style-name="P194"/>
      <text:p text:style-name="P203"><text:span text:style-name="T111">A tool to dominate and control the counterpart or a relationship were the power holder </text:span>act together <text:span text:style-name="T111">with the counterpart by sharing its capacity to dominate </text:span></text:p>
      <text:p text:style-name="P215"/>
      <text:p text:style-name="P222">The capacity of a negotiator to influence in his overall environment <text:span text:style-name="T112">by modifying the resistance and target points of the counterpart in a negotiation <text:s/></text:span><text:s/></text:p>
      <text:p text:style-name="P215"/>
      <text:p text:style-name="P204"><text:span text:style-name="T112">An ability where a negotiator can influence the settlement point in a negotiation by understanding the interests of the counterpart and creating value <text:s/></text:span></text:p>
      <text:p text:style-name="P194"/>
      <text:p text:style-name="P182">Checkout Chapter <text:span text:style-name="T108">8</text:span> page<text:span text:style-name="T1">s</text:span> <text:span text:style-name="T109">18</text:span><text:span text:style-name="T110">3</text:span><text:span text:style-name="T1">-</text:span><text:span text:style-name="T109">18</text:span><text:span text:style-name="T110">5</text:span> in the book <text:span text:style-name="T2">Essentials of Negotiation </text:span><text:span text:style-name="T1">(2016) </text:span><text:span text:style-name="T2">Sixth Edition</text:span></text:p>
      <text:p text:style-name="P182"/>
      <text:p text:style-name="P173">Informational Sources of Power</text:p>
      <text:p text:style-name="P226"/>
      <text:p text:style-name="P195">According to the book Essentials of Negotiation <text:span text:style-name="T1">(2016) </text:span>Sixth Edition <text:span text:style-name="T1">by </text:span>Lewicki, Roy J., Bruce Barry, and David M. Saunders<text:span text:style-name="T1"> </text:span><text:span text:style-name="T113">in the context of a negotiation the informational source of power refers to</text:span><text:span text:style-name="T1">:</text:span></text:p>
      <text:p text:style-name="P195"/>
      <text:p text:style-name="P205">The ability of a negotiator to collect and organize information that supports his position, arguments and target point with the objective to change the counterpart point of view</text:p>
      <text:p text:style-name="P216"/>
      <text:p text:style-name="P223">The <text:span text:style-name="T114">advantage of being in a particular location of a</text:span><text:span text:style-name="T134">n</text:span><text:span text:style-name="T114"> informational or communication structure by controlling the flow of information and altering the bargaining process</text:span></text:p>
      <text:p text:style-name="P223"/>
      <text:p text:style-name="P206"><text:span text:style-name="T115">The capacity of a negotiator to understand the behavioral information of the counterpart in relation to <text:s/>its motivational, disposition, moral motivation and personality qualities</text:span></text:p>
      <text:p text:style-name="P195"/>
      <text:p text:style-name="P183">Checkout Chapter <text:span text:style-name="T108">8</text:span> page<text:span text:style-name="T1">s</text:span> <text:span text:style-name="T109">18</text:span><text:span text:style-name="T113">6</text:span><text:span text:style-name="T1">-</text:span><text:span text:style-name="T109">18</text:span><text:span text:style-name="T113">8</text:span> in the book <text:span text:style-name="T2">Essentials of Negotiation </text:span><text:span text:style-name="T1">(2016) </text:span><text:span text:style-name="T2">Sixth Edition</text:span></text:p>
      <text:p text:style-name="P182"/>
      <text:p text:style-name="P176">Contextual <text:span text:style-name="T116">source of </text:span>power</text:p>
      <text:p text:style-name="P182"/>
      <text:p text:style-name="P207"><text:span text:style-name="T2">According to the book Essentials of Negotiation </text:span><text:span text:style-name="T1">(2016) </text:span><text:span text:style-name="T2">Sixth Edition </text:span><text:span text:style-name="T1">by </text:span><text:span text:style-name="T2">Lewicki, Roy J., Bruce Barry, and David M. Saunders</text:span><text:span text:style-name="T1"> </text:span><text:span text:style-name="T113">in the context of a negotiation the </text:span><text:span text:style-name="T116">contextual</text:span><text:span text:style-name="T113"> source of power refers to</text:span><text:span text:style-name="T1">:</text:span></text:p>
      <text:p text:style-name="P196"/>
      <text:p text:style-name="P207">T<text:span text:style-name="T116">he power derived from the environment </text:span><text:span text:style-name="T117">aspects </text:span><text:span text:style-name="T116">in which the </text:span><text:span text:style-name="T117">social context of the </text:span><text:span text:style-name="T116">negotiation </text:span><text:span text:style-name="T118">develops</text:span></text:p>
      <text:p text:style-name="P217"/>
      <text:p text:style-name="P207"><text:soft-page-break/><text:span text:style-name="T111">T</text:span><text:span text:style-name="T117">he power that surge from the context in which the parties share their goals and the respect the negotiator reflects</text:span></text:p>
      <text:p text:style-name="P224"/>
      <text:p text:style-name="P207"><text:span text:style-name="T115">The setting in which </text:span><text:span text:style-name="T118">the legitimate power is build and the context in which the tangible rewards are given in a negotiation</text:span></text:p>
      <text:p text:style-name="P196"/>
      <text:p text:style-name="P184">Checkout Chapter <text:span text:style-name="T108">8</text:span> page<text:span text:style-name="T1">s</text:span> <text:span text:style-name="T109">1</text:span><text:span text:style-name="T116">97</text:span><text:span text:style-name="T1">-</text:span><text:span text:style-name="T109">1</text:span><text:span text:style-name="T116">99</text:span> in the book <text:span text:style-name="T2">Essentials of Negotiation </text:span><text:span text:style-name="T1">(2016) </text:span><text:span text:style-name="T2">Sixth Edition</text:span></text:p>
      <text:p text:style-name="P184"/>
      <text:p text:style-name="P177">Dealing with Others Who Have More Power</text:p>
      <text:p text:style-name="P185"/>
      <text:p text:style-name="P208">According to the book Essentials of Negotiation (2016) Sixth Edition by Lewicki, Roy J., Bruce Barry, and David M. Saunders some ways to deal with other parties who have more power are:</text:p>
      <text:p text:style-name="P197"/>
      <text:p text:style-name="P208">Attempt to <text:span text:style-name="T120">engage in multiple negotiations by </text:span>establish<text:span text:style-name="T120">ing</text:span> multiple relationships <text:span text:style-name="T120">to diversify risk and make coalitions with low-power players to increase the collective bargaining power</text:span> </text:p>
      <text:p text:style-name="P218"/>
      <text:p text:style-name="P227">Don’t establish preliminary relationships with the counterpart so you don’t share vital information and <text:span text:style-name="T121">use an “all-or-nothing deal” strategy to generate momentum using a credible threat</text:span> </text:p>
      <text:p text:style-name="P225"/>
      <text:p text:style-name="P209">Make multiple offers to more than one high-power party so they will compete between each other and as a low-power party take higher risks because you can adapt faster in a negotiation</text:p>
      <text:p text:style-name="P197"/>
      <text:p text:style-name="P185">Checkout Chapter <text:span text:style-name="T108">8</text:span> page<text:span text:style-name="T1">s</text:span> <text:span text:style-name="T109">1</text:span><text:span text:style-name="T116">9</text:span><text:span text:style-name="T119">9</text:span><text:span text:style-name="T1">-</text:span><text:span text:style-name="T119">201</text:span> in the book <text:span text:style-name="T2">Essentials of Negotiation </text:span><text:span text:style-name="T1">(2016) </text:span><text:span text:style-name="T2">Sixth Edition</text:span></text:p>
      <text:p text:style-name="P185"/>
      <text:p text:style-name="P192">Chapter <text:span text:style-name="T122">5</text:span></text:p>
      <text:p text:style-name="P228"/>
      <text:p text:style-name="P174">Approaches to ethical reasoning</text:p>
      <text:p text:style-name="P228"/>
      <text:p text:style-name="P198">According to the book Essentials of Negotiation <text:span text:style-name="T1">(2016) </text:span>Sixth Edition <text:span text:style-name="T1">by </text:span>Lewicki, Roy J., Bruce Barry, and David M. Saunders<text:span text:style-name="T1"> </text:span><text:span text:style-name="T123">the approach to end-result ethics refers to</text:span><text:span text:style-name="T1">:</text:span></text:p>
      <text:p text:style-name="P198"/>
      <text:p text:style-name="P229">An ethical reasoning where the rightness of a decision depends only on the consequences generated by this particular decision excluding other <text:span text:style-name="T124">possible </text:span>aspects </text:p>
      <text:p text:style-name="P219"/>
      <text:p text:style-name="P229">An ethical reasoning where the determination of the rightness related to a <text:span text:style-name="T124">particular </text:span>decision depends on<text:span text:style-name="T124">ly on</text:span> the norms and customs of a <text:span text:style-name="T124">specific </text:span>community </text:p>
      <text:p text:style-name="P219"/>
      <text:p text:style-name="P230">An ethical reasoning where the level of <text:span text:style-name="T123">rightness </text:span>of a particular action is determined by applying universal standards, general principles or rules of conduct <text:s text:c="2"/></text:p>
      <text:p text:style-name="P198"/>
      <text:p text:style-name="P186">Checkout Chapter <text:span text:style-name="T122">5</text:span> page<text:span text:style-name="T1">s</text:span> <text:span text:style-name="T124">116</text:span><text:span text:style-name="T1">-</text:span><text:span text:style-name="T124">119</text:span> in the book <text:span text:style-name="T2">Essentials of Negotiation </text:span><text:span text:style-name="T1">(2016) </text:span><text:span text:style-name="T2">Sixth Edition</text:span></text:p>
      <text:p text:style-name="P186"/>
      <text:p text:style-name="P175"/>
      <text:p text:style-name="P175"/>
      <text:p text:style-name="P175"/>
      <text:p text:style-name="P175"/>
      <text:p text:style-name="P175"/>
      <text:p text:style-name="P175"/>
      <text:p text:style-name="P175"/>
      <text:p text:style-name="P175"><text:soft-page-break/></text:p>
      <text:p text:style-name="P175">Ethically ambiguous tactics</text:p>
      <text:p text:style-name="P231"/>
      <text:p text:style-name="P199">According to the book Essentials of Negotiation (2016) Sixth Edition by Lewicki, Roy J., Bruce Barry, and David M. Saunders in the context of ethically ambiguous tactics, ethics in negotiation focus on:</text:p>
      <text:p text:style-name="P199"/>
      <text:p text:style-name="P232">Establishing the standards of truth telling in relation to what negotiators say or what they say they will</text:p>
      <text:p text:style-name="P233">do <text:span text:style-name="T125">in a negotiation context</text:span></text:p>
      <text:p text:style-name="P233"/>
      <text:p text:style-name="P233">Specifying the appropriate rules of conduct <text:span text:style-name="T125">in relation to what negotiators actually do in relation to inappropriate behavior </text:span></text:p>
      <text:p text:style-name="P232"/>
      <text:p text:style-name="P236">Pointing out the rightness of a negotiation strategy by <text:span text:style-name="T126">examining its consequences or </text:span>applying <text:span text:style-name="T126">universal standards an</text:span><text:span text:style-name="T134">d</text:span><text:span text:style-name="T126"> principles </text:span></text:p>
      <text:p text:style-name="P199"/>
      <text:p text:style-name="P187">Checkout Chapter 5 pages 116-119 in the book Essentials of Negotiation (2016) Sixth Edition</text:p>
      <text:p text:style-name="P187"/>
      <text:p text:style-name="P178">Deception by Omission versus Commission</text:p>
      <text:p text:style-name="P187"/>
      <text:p text:style-name="P200">According to the book Essentials of Negotiation (2016) Sixth Edition by Lewicki, Roy J., Bruce Barry, and David M. Saunders <text:span text:style-name="T127">a </text:span>misrepresentation by omission <text:span text:style-name="T127">refers to</text:span>:</text:p>
      <text:p text:style-name="P200"/>
      <text:p text:style-name="P237">A situation in which the negotiator fails to disclose relevant information that will benefit the counterpart in a negotiation context</text:p>
      <text:p text:style-name="P233"/>
      <text:p text:style-name="P237">A strategy where an unethical action is committed in a negotiation by lying directly and omitting information about owns resistance point <text:s/></text:p>
      <text:p text:style-name="P233"/>
      <text:p text:style-name="P237">A deceptive tactic where its use, in a negotiation context, depends on whether it produces the desire result and how the negotiator is judge by the counterpart</text:p>
      <text:p text:style-name="P200"/>
      <text:p text:style-name="P188">Checkout Chapter 5 page 1<text:span text:style-name="T126">25-</text:span><text:span text:style-name="T127">126</text:span> in the book Essentials of Negotiation (2016) Sixth Edition</text:p>
      <text:p text:style-name="P188"/>
      <text:p text:style-name="P210"><text:span text:style-name="T129">Decep</text:span><text:span text:style-name="T130">tive tactics: motives and consequences</text:span></text:p>
      <text:p text:style-name="P210"><text:span text:style-name="T130"/></text:p>
      <text:p text:style-name="P201">According to the book Essentials of Negotiation (2016) Sixth Edition by Lewicki, Roy J., Bruce Barry, and David M. Saunders <text:span text:style-name="T128">a motive and a consequence of using deceptive tactics are</text:span>:</text:p>
      <text:p text:style-name="P201"/>
      <text:p text:style-name="P234">Using deceptive tactics is a way to increase the power of a negotiator in a bargaining process but the problem is that if the counterpart is aware of the use of this type of tactics will not trust the negotiator <text:s/>in future encounters</text:p>
      <text:p text:style-name="P234"/>
      <text:p text:style-name="P238">Applying <text:span text:style-name="T131">these </text:span>tactics occurs because the negotiator is in a situation where doesn’t find another <text:span text:style-name="T131">plausible </text:span>alternative but the problem is that in future negotiations these tactics will not be effective <text:span text:style-name="T131">because they become predictable</text:span></text:p>
      <text:p text:style-name="P234"/>
      <text:p text:style-name="P238">A <text:span text:style-name="T132">possible explanation is that negotiators assume that they are always negotiating in a pure distributive <text:s/>or zero sum context but later in the negotiation they will feel guilty and will tend to make higher concessions to the counterpart <text:s text:c="3"/></text:span></text:p>
      <text:p text:style-name="P238"><text:soft-page-break/></text:p>
      <text:p text:style-name="P189">Checkout Chapter 5 page 1<text:span text:style-name="T126">2</text:span><text:span text:style-name="T128">6</text:span><text:span text:style-name="T126">-</text:span><text:span text:style-name="T127">1</text:span><text:span text:style-name="T128">31</text:span> in the book Essentials of Negotiation (2016) Sixth Edition</text:p>
      <text:p text:style-name="P189"/>
      <text:p text:style-name="P179"><text:span text:style-name="T128">D</text:span>ealing with deception by the counterpart</text:p>
      <text:p text:style-name="P211"><text:span text:style-name="T130"/></text:p>
      <text:p text:style-name="P202">According to the book Essentials of Negotiation (2016) Sixth Edition by Lewicki, Roy J., Bruce Barry, and David M. Saunders <text:span text:style-name="T133">a way to deal with deceptive tactics applied by the counterpart is to</text:span>:</text:p>
      <text:p text:style-name="P202"/>
      <text:p text:style-name="P240">Asking specific an concrete questions to the counterpart to collect information and detect with higher probability misinterpretations by commission or omission <text:s/></text:p>
      <text:p text:style-name="P235"/>
      <text:p text:style-name="P212"><text:span text:style-name="T133">Make a credible threat to the counterpart and assume a dominating and coercive stance so the counterpart will back off from using this type of tactics</text:span></text:p>
      <text:p text:style-name="P235"/>
      <text:p text:style-name="P239">A<text:span text:style-name="T133">pply a distributive style of negotiation by being aggressive and mimicking the behavior of the counterpart to level the field in the bargaining process <text:s/></text:span><text:span text:style-name="T132"><text:s text:c="3"/></text:span></text:p>
      <text:p text:style-name="P239"/>
      <text:p text:style-name="P190">Checkout Chapter 5 page 1<text:span text:style-name="T132">33</text:span><text:span text:style-name="T126">-</text:span><text:span text:style-name="T127">1</text:span><text:span text:style-name="T128">3</text:span><text:span text:style-name="T132">7</text:span> in the book Essentials of Negotiation (2016) Sixth Edition</text:p>
      <text:p text:style-name="P210"><text:span text:style-name="T130"/></text:p>
      <text:p text:style-name="P210"><text:span text:style-name="T13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7T08:45:57.367193941</meta:creation-date>
    <meta:generator>LibreOffice/6.4.5.2$Linux_X86_64 LibreOffice_project/40$Build-2</meta:generator>
    <dc:date>2020-10-27T16:11:55.746498577</dc:date>
    <meta:editing-duration>PT5H59M33S</meta:editing-duration>
    <meta:editing-cycles>47</meta:editing-cycles>
    <meta:document-statistic meta:table-count="0" meta:image-count="0" meta:object-count="0" meta:page-count="11" meta:paragraph-count="188" meta:word-count="3465" meta:character-count="22115" meta:non-whitespace-character-count="18784"/>
  </office:meta>
</office:document-meta>
</file>